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"/>
        <table:table-column table:style-name="co1" table:number-columns-repeated="8" table:default-cell-style-name="ce9"/>
        <table:table-column table:style-name="co1" table:default-cell-style-name="ce11"/>
        <table:table-column table:style-name="co1" table:number-columns-repeated="8" table:default-cell-style-name="ce9"/>
        <table:table-column table:style-name="co1" table:default-cell-style-name="ce13"/>
        <table:table-row table:style-name="ro1">
          <table:table-cell table:style-name="ce1" office:value-type="string" calcext:value-type="string" table:number-columns-spanned="19" table:number-rows-spanned="1">
            <text:p>BANOBRAS S.N.C. COMO FIDUCIARIA EN EL FIDEICOMISO 728 FIPATERM</text:p>
          </table:table-cell>
          <table:covered-table-cell table:number-columns-repeated="18" table:style-name="Default"/>
        </table:table-row>
        <table:table-row table:style-name="ro1">
          <table:table-cell table:style-name="ce2" office:value-type="string" calcext:value-type="string" table:number-columns-spanned="19" table:number-rows-spanned="1">
            <text:p>REPORTE LIBERACIONES</text:p>
          </table:table-cell>
          <table:covered-table-cell table:number-columns-repeated="18" table:style-name="Default"/>
        </table:table-row>
        <table:table-row table:style-name="ro1">
          <table:table-cell table:style-name="ce3"/>
          <table:table-cell table:style-name="ce7" table:number-columns-spanned="18" table:number-rows-spanned="1"/>
          <table:covered-table-cell table:number-columns-repeated="17" table:style-name="Default"/>
        </table:table-row>
        <table:table-row table:style-name="ro1">
          <table:table-cell table:style-name="ce4" office:value-type="string" calcext:value-type="string">
            <text:p>RPU Solicitante</text:p>
          </table:table-cell>
          <table:table-cell table:style-name="ce8" office:value-type="string" calcext:value-type="string">
            <text:p>Solicitud PA</text:p>
          </table:table-cell>
          <table:table-cell table:style-name="ce8" office:value-type="string" calcext:value-type="string">
            <text:p>Solicitud SIA</text:p>
          </table:table-cell>
          <table:table-cell table:style-name="ce8" office:value-type="string" calcext:value-type="string">
            <text:p>Solixtra SIA</text:p>
          </table:table-cell>
          <table:table-cell table:style-name="ce8" office:value-type="string" calcext:value-type="string">
            <text:p>ID Presup</text:p>
          </table:table-cell>
          <table:table-cell table:style-name="ce8" office:value-type="string" calcext:value-type="string">
            <text:p>Programa</text:p>
          </table:table-cell>
          <table:table-cell table:style-name="ce8" office:value-type="string" calcext:value-type="string">
            <text:p>Sufijo SICOM</text:p>
          </table:table-cell>
          <table:table-cell table:style-name="ce8" office:value-type="string" calcext:value-type="string">
            <text:p>Fecha Alta SICOM</text:p>
          </table:table-cell>
          <table:table-cell table:style-name="ce8" office:value-type="string" calcext:value-type="string">
            <text:p>Fecha Alta PA</text:p>
          </table:table-cell>
          <table:table-cell table:style-name="ce8" office:value-type="string" calcext:value-type="string">
            <text:p>Fecha Pago</text:p>
          </table:table-cell>
          <table:table-cell table:style-name="ce8" office:value-type="string" calcext:value-type="string">
            <text:p>Total Prestamo</text:p>
          </table:table-cell>
          <table:table-cell table:style-name="ce8" office:value-type="string" calcext:value-type="string">
            <text:p>Total Capital</text:p>
          </table:table-cell>
          <table:table-cell table:style-name="ce8" office:value-type="string" calcext:value-type="string">
            <text:p>Total Interes</text:p>
          </table:table-cell>
          <table:table-cell table:style-name="ce8" office:value-type="string" calcext:value-type="string">
            <text:p>Total IVA</text:p>
          </table:table-cell>
          <table:table-cell table:style-name="ce8" office:value-type="string" calcext:value-type="string">
            <text:p>Dif Total</text:p>
          </table:table-cell>
          <table:table-cell table:style-name="ce8" office:value-type="string" calcext:value-type="string">
            <text:p>Dif Capital</text:p>
          </table:table-cell>
          <table:table-cell table:style-name="ce8" office:value-type="string" calcext:value-type="string">
            <text:p>Dif Interes</text:p>
          </table:table-cell>
          <table:table-cell table:style-name="ce8" office:value-type="string" calcext:value-type="string">
            <text:p>Dif IVA</text:p>
          </table:table-cell>
          <table:table-cell table:style-name="ce12" office:value-type="string" calcext:value-type="string">
            <text:p>ID Promo</text:p>
          </table:table-cell>
        </table:table-row>
        <table:table-row table:style-name="ro1">
          <table:table-cell office:value-type="float" office:value="804930200095" calcext:value-type="float">
            <text:p>804930200095</text:p>
          </table:table-cell>
          <table:table-cell office:value-type="float" office:value="510504" calcext:value-type="float">
            <text:p>510504</text:p>
          </table:table-cell>
          <table:table-cell office:value-type="string" calcext:value-type="string">
            <text:p>ML000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30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200103" calcext:value-type="float">
            <text:p>20200103</text:p>
          </table:table-cell>
          <table:table-cell office:value-type="string" calcext:value-type="string">
            <text:p>2020-01-07</text:p>
          </table:table-cell>
          <table:table-cell office:value-type="float" office:value="15944.37" calcext:value-type="float">
            <text:p>15944.37</text:p>
          </table:table-cell>
          <table:table-cell office:value-type="float" office:value="11900" calcext:value-type="float">
            <text:p>11900</text:p>
          </table:table-cell>
          <table:table-cell office:value-type="float" office:value="3486.56" calcext:value-type="float">
            <text:p>3486.56</text:p>
          </table:table-cell>
          <table:table-cell office:value-type="float" office:value="557.85" calcext:value-type="float">
            <text:p>557.85</text:p>
          </table:table-cell>
          <table:table-cell office:value-type="float" office:value="665" calcext:value-type="float">
            <text:p>665</text:p>
          </table:table-cell>
          <table:table-cell office:value-type="float" office:value="496.49" calcext:value-type="float">
            <text:p>496.49</text:p>
          </table:table-cell>
          <table:table-cell office:value-type="float" office:value="145.27" calcext:value-type="float">
            <text:p>145.27</text:p>
          </table:table-cell>
          <table:table-cell office:value-type="float" office:value="23.24" calcext:value-type="float">
            <text:p>2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060600870" calcext:value-type="float">
            <text:p>808060600870</text:p>
          </table:table-cell>
          <table:table-cell office:value-type="float" office:value="510505" calcext:value-type="float">
            <text:p>510505</text:p>
          </table:table-cell>
          <table:table-cell office:value-type="string" calcext:value-type="string">
            <text:p>ML000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34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200103" calcext:value-type="float">
            <text:p>20200103</text:p>
          </table:table-cell>
          <table:table-cell office:value-type="string" calcext:value-type="string">
            <text:p>2020-01-07</text:p>
          </table:table-cell>
          <table:table-cell office:value-type="float" office:value="15944.37" calcext:value-type="float">
            <text:p>15944.37</text:p>
          </table:table-cell>
          <table:table-cell office:value-type="float" office:value="11900" calcext:value-type="float">
            <text:p>11900</text:p>
          </table:table-cell>
          <table:table-cell office:value-type="float" office:value="3486.56" calcext:value-type="float">
            <text:p>3486.56</text:p>
          </table:table-cell>
          <table:table-cell office:value-type="float" office:value="557.85" calcext:value-type="float">
            <text:p>557.85</text:p>
          </table:table-cell>
          <table:table-cell office:value-type="float" office:value="665" calcext:value-type="float">
            <text:p>665</text:p>
          </table:table-cell>
          <table:table-cell office:value-type="float" office:value="496.49" calcext:value-type="float">
            <text:p>496.49</text:p>
          </table:table-cell>
          <table:table-cell office:value-type="float" office:value="145.27" calcext:value-type="float">
            <text:p>145.27</text:p>
          </table:table-cell>
          <table:table-cell office:value-type="float" office:value="23.24" calcext:value-type="float">
            <text:p>2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960600216" calcext:value-type="float">
            <text:p>807960600216</text:p>
          </table:table-cell>
          <table:table-cell office:value-type="float" office:value="510506" calcext:value-type="float">
            <text:p>510506</text:p>
          </table:table-cell>
          <table:table-cell office:value-type="string" calcext:value-type="string">
            <text:p>ML000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429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03" calcext:value-type="float">
            <text:p>20200103</text:p>
          </table:table-cell>
          <table:table-cell office:value-type="string" calcext:value-type="string">
            <text:p>2020-01-07</text:p>
          </table:table-cell>
          <table:table-cell office:value-type="float" office:value="14336.59" calcext:value-type="float">
            <text:p>14336.59</text:p>
          </table:table-cell>
          <table:table-cell office:value-type="float" office:value="10700" calcext:value-type="float">
            <text:p>10700</text:p>
          </table:table-cell>
          <table:table-cell office:value-type="float" office:value="3134.99" calcext:value-type="float">
            <text:p>3134.99</text:p>
          </table:table-cell>
          <table:table-cell office:value-type="float" office:value="501.598" calcext:value-type="float">
            <text:p>501.598</text:p>
          </table:table-cell>
          <table:table-cell office:value-type="float" office:value="598" calcext:value-type="float">
            <text:p>598</text:p>
          </table:table-cell>
          <table:table-cell office:value-type="float" office:value="446.48" calcext:value-type="float">
            <text:p>446.48</text:p>
          </table:table-cell>
          <table:table-cell office:value-type="float" office:value="130.62" calcext:value-type="float">
            <text:p>130.62</text:p>
          </table:table-cell>
          <table:table-cell office:value-type="float" office:value="20.9" calcext:value-type="float">
            <text:p>2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950100551" calcext:value-type="float">
            <text:p>804950100551</text:p>
          </table:table-cell>
          <table:table-cell office:value-type="float" office:value="510507" calcext:value-type="float">
            <text:p>510507</text:p>
          </table:table-cell>
          <table:table-cell office:value-type="string" calcext:value-type="string">
            <text:p>ML000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425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200103" calcext:value-type="float">
            <text:p>20200103</text:p>
          </table:table-cell>
          <table:table-cell office:value-type="string" calcext:value-type="string">
            <text:p>2020-01-07</text:p>
          </table:table-cell>
          <table:table-cell office:value-type="float" office:value="15944.37" calcext:value-type="float">
            <text:p>15944.37</text:p>
          </table:table-cell>
          <table:table-cell office:value-type="float" office:value="11900" calcext:value-type="float">
            <text:p>11900</text:p>
          </table:table-cell>
          <table:table-cell office:value-type="float" office:value="3486.56" calcext:value-type="float">
            <text:p>3486.56</text:p>
          </table:table-cell>
          <table:table-cell office:value-type="float" office:value="557.85" calcext:value-type="float">
            <text:p>557.85</text:p>
          </table:table-cell>
          <table:table-cell office:value-type="float" office:value="665" calcext:value-type="float">
            <text:p>665</text:p>
          </table:table-cell>
          <table:table-cell office:value-type="float" office:value="496.49" calcext:value-type="float">
            <text:p>496.49</text:p>
          </table:table-cell>
          <table:table-cell office:value-type="float" office:value="145.27" calcext:value-type="float">
            <text:p>145.27</text:p>
          </table:table-cell>
          <table:table-cell office:value-type="float" office:value="23.24" calcext:value-type="float">
            <text:p>2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000455905" calcext:value-type="float">
            <text:p>804000455905</text:p>
          </table:table-cell>
          <table:table-cell office:value-type="float" office:value="510508" calcext:value-type="float">
            <text:p>510508</text:p>
          </table:table-cell>
          <table:table-cell office:value-type="string" calcext:value-type="string">
            <text:p>ML0003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454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03" calcext:value-type="float">
            <text:p>20200103</text:p>
          </table:table-cell>
          <table:table-cell office:value-type="string" calcext:value-type="string">
            <text:p>2020-01-07</text:p>
          </table:table-cell>
          <table:table-cell office:value-type="float" office:value="15944.37" calcext:value-type="float">
            <text:p>15944.37</text:p>
          </table:table-cell>
          <table:table-cell office:value-type="float" office:value="11900" calcext:value-type="float">
            <text:p>11900</text:p>
          </table:table-cell>
          <table:table-cell office:value-type="float" office:value="3486.56" calcext:value-type="float">
            <text:p>3486.56</text:p>
          </table:table-cell>
          <table:table-cell office:value-type="float" office:value="557.85" calcext:value-type="float">
            <text:p>557.85</text:p>
          </table:table-cell>
          <table:table-cell office:value-type="float" office:value="665" calcext:value-type="float">
            <text:p>665</text:p>
          </table:table-cell>
          <table:table-cell office:value-type="float" office:value="496.49" calcext:value-type="float">
            <text:p>496.49</text:p>
          </table:table-cell>
          <table:table-cell office:value-type="float" office:value="145.27" calcext:value-type="float">
            <text:p>145.27</text:p>
          </table:table-cell>
          <table:table-cell office:value-type="float" office:value="23.24" calcext:value-type="float">
            <text:p>2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151000535" calcext:value-type="float">
            <text:p>804151000535</text:p>
          </table:table-cell>
          <table:table-cell office:value-type="float" office:value="510509" calcext:value-type="float">
            <text:p>510509</text:p>
          </table:table-cell>
          <table:table-cell office:value-type="string" calcext:value-type="string">
            <text:p>ML000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13458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03" calcext:value-type="float">
            <text:p>20200103</text:p>
          </table:table-cell>
          <table:table-cell office:value-type="string" calcext:value-type="string">
            <text:p>2020-01-07</text:p>
          </table:table-cell>
          <table:table-cell office:value-type="float" office:value="14604.56" calcext:value-type="float">
            <text:p>14604.56</text:p>
          </table:table-cell>
          <table:table-cell office:value-type="float" office:value="10900" calcext:value-type="float">
            <text:p>10900</text:p>
          </table:table-cell>
          <table:table-cell office:value-type="float" office:value="3193.59" calcext:value-type="float">
            <text:p>3193.59</text:p>
          </table:table-cell>
          <table:table-cell office:value-type="float" office:value="510.974" calcext:value-type="float">
            <text:p>510.974</text:p>
          </table:table-cell>
          <table:table-cell office:value-type="float" office:value="609" calcext:value-type="float">
            <text:p>609</text:p>
          </table:table-cell>
          <table:table-cell office:value-type="float" office:value="454.64" calcext:value-type="float">
            <text:p>454.64</text:p>
          </table:table-cell>
          <table:table-cell office:value-type="float" office:value="133.07" calcext:value-type="float">
            <text:p>133.07</text:p>
          </table:table-cell>
          <table:table-cell office:value-type="float" office:value="21.29" calcext:value-type="float">
            <text:p>21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150501531" calcext:value-type="float">
            <text:p>804150501531</text:p>
          </table:table-cell>
          <table:table-cell office:value-type="float" office:value="510510" calcext:value-type="float">
            <text:p>510510</text:p>
          </table:table-cell>
          <table:table-cell office:value-type="string" calcext:value-type="string">
            <text:p>ML000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32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03" calcext:value-type="float">
            <text:p>20200103</text:p>
          </table:table-cell>
          <table:table-cell office:value-type="string" calcext:value-type="string">
            <text:p>2020-01-07</text:p>
          </table:table-cell>
          <table:table-cell office:value-type="float" office:value="11780.38" calcext:value-type="float">
            <text:p>11780.38</text:p>
          </table:table-cell>
          <table:table-cell office:value-type="float" office:value="9400" calcext:value-type="float">
            <text:p>9400</text:p>
          </table:table-cell>
          <table:table-cell office:value-type="float" office:value="2052.05" calcext:value-type="float">
            <text:p>2052.05</text:p>
          </table:table-cell>
          <table:table-cell office:value-type="float" office:value="328.328" calcext:value-type="float">
            <text:p>328.328</text:p>
          </table:table-cell>
          <table:table-cell office:value-type="float" office:value="655" calcext:value-type="float">
            <text:p>655</text:p>
          </table:table-cell>
          <table:table-cell office:value-type="float" office:value="522.76" calcext:value-type="float">
            <text:p>522.76</text:p>
          </table:table-cell>
          <table:table-cell office:value-type="float" office:value="114" calcext:value-type="float">
            <text:p>114</text:p>
          </table:table-cell>
          <table:table-cell office:value-type="float" office:value="18.24" calcext:value-type="float">
            <text:p>18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130100292" calcext:value-type="float">
            <text:p>808130100292</text:p>
          </table:table-cell>
          <table:table-cell office:value-type="float" office:value="510512" calcext:value-type="float">
            <text:p>510512</text:p>
          </table:table-cell>
          <table:table-cell office:value-type="string" calcext:value-type="string">
            <text:p>ML0002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431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03" calcext:value-type="float">
            <text:p>20200103</text:p>
          </table:table-cell>
          <table:table-cell office:value-type="string" calcext:value-type="string">
            <text:p>2020-01-07</text:p>
          </table:table-cell>
          <table:table-cell office:value-type="float" office:value="11780.38" calcext:value-type="float">
            <text:p>11780.38</text:p>
          </table:table-cell>
          <table:table-cell office:value-type="float" office:value="9400" calcext:value-type="float">
            <text:p>9400</text:p>
          </table:table-cell>
          <table:table-cell office:value-type="float" office:value="2052.05" calcext:value-type="float">
            <text:p>2052.05</text:p>
          </table:table-cell>
          <table:table-cell office:value-type="float" office:value="328.328" calcext:value-type="float">
            <text:p>328.328</text:p>
          </table:table-cell>
          <table:table-cell office:value-type="float" office:value="655" calcext:value-type="float">
            <text:p>655</text:p>
          </table:table-cell>
          <table:table-cell office:value-type="float" office:value="522.76" calcext:value-type="float">
            <text:p>522.76</text:p>
          </table:table-cell>
          <table:table-cell office:value-type="float" office:value="114" calcext:value-type="float">
            <text:p>114</text:p>
          </table:table-cell>
          <table:table-cell office:value-type="float" office:value="18.24" calcext:value-type="float">
            <text:p>18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051100116" calcext:value-type="float">
            <text:p>807051100116</text:p>
          </table:table-cell>
          <table:table-cell office:value-type="float" office:value="510513" calcext:value-type="float">
            <text:p>510513</text:p>
          </table:table-cell>
          <table:table-cell office:value-type="string" calcext:value-type="string">
            <text:p>ML000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396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03" calcext:value-type="float">
            <text:p>20200103</text:p>
          </table:table-cell>
          <table:table-cell office:value-type="string" calcext:value-type="string">
            <text:p>2020-01-07</text:p>
          </table:table-cell>
          <table:table-cell office:value-type="float" office:value="16212.47" calcext:value-type="float">
            <text:p>16212.47</text:p>
          </table:table-cell>
          <table:table-cell office:value-type="float" office:value="12100" calcext:value-type="float">
            <text:p>12100</text:p>
          </table:table-cell>
          <table:table-cell office:value-type="float" office:value="3545.19" calcext:value-type="float">
            <text:p>3545.19</text:p>
          </table:table-cell>
          <table:table-cell office:value-type="float" office:value="567.23" calcext:value-type="float">
            <text:p>567.23</text:p>
          </table:table-cell>
          <table:table-cell office:value-type="float" office:value="676" calcext:value-type="float">
            <text:p>676</text:p>
          </table:table-cell>
          <table:table-cell office:value-type="float" office:value="504.64" calcext:value-type="float">
            <text:p>504.64</text:p>
          </table:table-cell>
          <table:table-cell office:value-type="float" office:value="147.72" calcext:value-type="float">
            <text:p>147.72</text:p>
          </table:table-cell>
          <table:table-cell office:value-type="float" office:value="23.64" calcext:value-type="float">
            <text:p>23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811000567" calcext:value-type="float">
            <text:p>807811000567</text:p>
          </table:table-cell>
          <table:table-cell office:value-type="float" office:value="510514" calcext:value-type="float">
            <text:p>510514</text:p>
          </table:table-cell>
          <table:table-cell office:value-type="string" calcext:value-type="string">
            <text:p>ML000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407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200103" calcext:value-type="float">
            <text:p>20200103</text:p>
          </table:table-cell>
          <table:table-cell office:value-type="string" calcext:value-type="string">
            <text:p>2020-01-07</text:p>
          </table:table-cell>
          <table:table-cell office:value-type="float" office:value="11780.38" calcext:value-type="float">
            <text:p>11780.38</text:p>
          </table:table-cell>
          <table:table-cell office:value-type="float" office:value="9400" calcext:value-type="float">
            <text:p>9400</text:p>
          </table:table-cell>
          <table:table-cell office:value-type="float" office:value="2052.05" calcext:value-type="float">
            <text:p>2052.05</text:p>
          </table:table-cell>
          <table:table-cell office:value-type="float" office:value="328.328" calcext:value-type="float">
            <text:p>328.328</text:p>
          </table:table-cell>
          <table:table-cell office:value-type="float" office:value="655" calcext:value-type="float">
            <text:p>655</text:p>
          </table:table-cell>
          <table:table-cell office:value-type="float" office:value="522.76" calcext:value-type="float">
            <text:p>522.76</text:p>
          </table:table-cell>
          <table:table-cell office:value-type="float" office:value="114" calcext:value-type="float">
            <text:p>114</text:p>
          </table:table-cell>
          <table:table-cell office:value-type="float" office:value="18.24" calcext:value-type="float">
            <text:p>18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040200500" calcext:value-type="float">
            <text:p>807040200500</text:p>
          </table:table-cell>
          <table:table-cell office:value-type="float" office:value="510536" calcext:value-type="float">
            <text:p>510536</text:p>
          </table:table-cell>
          <table:table-cell office:value-type="string" calcext:value-type="string">
            <text:p>ML000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368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200103" calcext:value-type="float">
            <text:p>20200103</text:p>
          </table:table-cell>
          <table:table-cell office:value-type="string" calcext:value-type="string">
            <text:p>2020-01-07</text:p>
          </table:table-cell>
          <table:table-cell office:value-type="float" office:value="11780.38" calcext:value-type="float">
            <text:p>11780.38</text:p>
          </table:table-cell>
          <table:table-cell office:value-type="float" office:value="9400" calcext:value-type="float">
            <text:p>9400</text:p>
          </table:table-cell>
          <table:table-cell office:value-type="float" office:value="2052.05" calcext:value-type="float">
            <text:p>2052.05</text:p>
          </table:table-cell>
          <table:table-cell office:value-type="float" office:value="328.328" calcext:value-type="float">
            <text:p>328.328</text:p>
          </table:table-cell>
          <table:table-cell office:value-type="float" office:value="655" calcext:value-type="float">
            <text:p>655</text:p>
          </table:table-cell>
          <table:table-cell office:value-type="float" office:value="522.76" calcext:value-type="float">
            <text:p>522.76</text:p>
          </table:table-cell>
          <table:table-cell office:value-type="float" office:value="114" calcext:value-type="float">
            <text:p>114</text:p>
          </table:table-cell>
          <table:table-cell office:value-type="float" office:value="18.24" calcext:value-type="float">
            <text:p>18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750318921" calcext:value-type="float">
            <text:p>808750318921</text:p>
          </table:table-cell>
          <table:table-cell office:value-type="float" office:value="510537" calcext:value-type="float">
            <text:p>510537</text:p>
          </table:table-cell>
          <table:table-cell office:value-type="string" calcext:value-type="string">
            <text:p>ML000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373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03" calcext:value-type="float">
            <text:p>20200103</text:p>
          </table:table-cell>
          <table:table-cell office:value-type="string" calcext:value-type="string">
            <text:p>2020-01-07</text:p>
          </table:table-cell>
          <table:table-cell office:value-type="float" office:value="11780.38" calcext:value-type="float">
            <text:p>11780.38</text:p>
          </table:table-cell>
          <table:table-cell office:value-type="float" office:value="9400" calcext:value-type="float">
            <text:p>9400</text:p>
          </table:table-cell>
          <table:table-cell office:value-type="float" office:value="2052.05" calcext:value-type="float">
            <text:p>2052.05</text:p>
          </table:table-cell>
          <table:table-cell office:value-type="float" office:value="328.328" calcext:value-type="float">
            <text:p>328.328</text:p>
          </table:table-cell>
          <table:table-cell office:value-type="float" office:value="655" calcext:value-type="float">
            <text:p>655</text:p>
          </table:table-cell>
          <table:table-cell office:value-type="float" office:value="522.76" calcext:value-type="float">
            <text:p>522.76</text:p>
          </table:table-cell>
          <table:table-cell office:value-type="float" office:value="114" calcext:value-type="float">
            <text:p>114</text:p>
          </table:table-cell>
          <table:table-cell office:value-type="float" office:value="18.24" calcext:value-type="float">
            <text:p>18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920500185" calcext:value-type="float">
            <text:p>808920500185</text:p>
          </table:table-cell>
          <table:table-cell office:value-type="float" office:value="510538" calcext:value-type="float">
            <text:p>510538</text:p>
          </table:table-cell>
          <table:table-cell office:value-type="string" calcext:value-type="string">
            <text:p>ML0002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426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200103" calcext:value-type="float">
            <text:p>20200103</text:p>
          </table:table-cell>
          <table:table-cell office:value-type="string" calcext:value-type="string">
            <text:p>2020-01-07</text:p>
          </table:table-cell>
          <table:table-cell office:value-type="float" office:value="11780.38" calcext:value-type="float">
            <text:p>11780.38</text:p>
          </table:table-cell>
          <table:table-cell office:value-type="float" office:value="9400" calcext:value-type="float">
            <text:p>9400</text:p>
          </table:table-cell>
          <table:table-cell office:value-type="float" office:value="2052.05" calcext:value-type="float">
            <text:p>2052.05</text:p>
          </table:table-cell>
          <table:table-cell office:value-type="float" office:value="328.328" calcext:value-type="float">
            <text:p>328.328</text:p>
          </table:table-cell>
          <table:table-cell office:value-type="float" office:value="655" calcext:value-type="float">
            <text:p>655</text:p>
          </table:table-cell>
          <table:table-cell office:value-type="float" office:value="522.76" calcext:value-type="float">
            <text:p>522.76</text:p>
          </table:table-cell>
          <table:table-cell office:value-type="float" office:value="114" calcext:value-type="float">
            <text:p>114</text:p>
          </table:table-cell>
          <table:table-cell office:value-type="float" office:value="18.24" calcext:value-type="float">
            <text:p>18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000155869" calcext:value-type="float">
            <text:p>808000155869</text:p>
          </table:table-cell>
          <table:table-cell office:value-type="float" office:value="510583" calcext:value-type="float">
            <text:p>510583</text:p>
          </table:table-cell>
          <table:table-cell office:value-type="string" calcext:value-type="string">
            <text:p>ML000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316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200107" calcext:value-type="float">
            <text:p>20200107</text:p>
          </table:table-cell>
          <table:table-cell office:value-type="string" calcext:value-type="string">
            <text:p>2020-01-10</text:p>
          </table:table-cell>
          <table:table-cell office:value-type="float" office:value="11780.38" calcext:value-type="float">
            <text:p>11780.38</text:p>
          </table:table-cell>
          <table:table-cell office:value-type="float" office:value="9400" calcext:value-type="float">
            <text:p>9400</text:p>
          </table:table-cell>
          <table:table-cell office:value-type="float" office:value="2052.05" calcext:value-type="float">
            <text:p>2052.05</text:p>
          </table:table-cell>
          <table:table-cell office:value-type="float" office:value="328.328" calcext:value-type="float">
            <text:p>328.328</text:p>
          </table:table-cell>
          <table:table-cell office:value-type="float" office:value="655" calcext:value-type="float">
            <text:p>655</text:p>
          </table:table-cell>
          <table:table-cell office:value-type="float" office:value="522.76" calcext:value-type="float">
            <text:p>522.76</text:p>
          </table:table-cell>
          <table:table-cell office:value-type="float" office:value="114" calcext:value-type="float">
            <text:p>114</text:p>
          </table:table-cell>
          <table:table-cell office:value-type="float" office:value="18.24" calcext:value-type="float">
            <text:p>18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920500215" calcext:value-type="float">
            <text:p>808920500215</text:p>
          </table:table-cell>
          <table:table-cell office:value-type="float" office:value="510584" calcext:value-type="float">
            <text:p>510584</text:p>
          </table:table-cell>
          <table:table-cell office:value-type="string" calcext:value-type="string">
            <text:p>ML000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426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200107" calcext:value-type="float">
            <text:p>20200107</text:p>
          </table:table-cell>
          <table:table-cell office:value-type="string" calcext:value-type="string">
            <text:p>2020-01-10</text:p>
          </table:table-cell>
          <table:table-cell office:value-type="float" office:value="16165.54" calcext:value-type="float">
            <text:p>16165.54</text:p>
          </table:table-cell>
          <table:table-cell office:value-type="float" office:value="12065" calcext:value-type="float">
            <text:p>12065</text:p>
          </table:table-cell>
          <table:table-cell office:value-type="float" office:value="3534.93" calcext:value-type="float">
            <text:p>3534.93</text:p>
          </table:table-cell>
          <table:table-cell office:value-type="float" office:value="565.589" calcext:value-type="float">
            <text:p>565.589</text:p>
          </table:table-cell>
          <table:table-cell office:value-type="float" office:value="674" calcext:value-type="float">
            <text:p>674</text:p>
          </table:table-cell>
          <table:table-cell office:value-type="float" office:value="503.14" calcext:value-type="float">
            <text:p>503.14</text:p>
          </table:table-cell>
          <table:table-cell office:value-type="float" office:value="147.29" calcext:value-type="float">
            <text:p>147.29</text:p>
          </table:table-cell>
          <table:table-cell office:value-type="float" office:value="23.57" calcext:value-type="float">
            <text:p>23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170500084" calcext:value-type="float">
            <text:p>807170500084</text:p>
          </table:table-cell>
          <table:table-cell office:value-type="float" office:value="510587" calcext:value-type="float">
            <text:p>510587</text:p>
          </table:table-cell>
          <table:table-cell office:value-type="string" calcext:value-type="string">
            <text:p>ML000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31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07" calcext:value-type="float">
            <text:p>20200107</text:p>
          </table:table-cell>
          <table:table-cell office:value-type="string" calcext:value-type="string">
            <text:p>2020-01-10</text:p>
          </table:table-cell>
          <table:table-cell office:value-type="float" office:value="11780.38" calcext:value-type="float">
            <text:p>11780.38</text:p>
          </table:table-cell>
          <table:table-cell office:value-type="float" office:value="9400" calcext:value-type="float">
            <text:p>9400</text:p>
          </table:table-cell>
          <table:table-cell office:value-type="float" office:value="2052.05" calcext:value-type="float">
            <text:p>2052.05</text:p>
          </table:table-cell>
          <table:table-cell office:value-type="float" office:value="328.328" calcext:value-type="float">
            <text:p>328.328</text:p>
          </table:table-cell>
          <table:table-cell office:value-type="float" office:value="655" calcext:value-type="float">
            <text:p>655</text:p>
          </table:table-cell>
          <table:table-cell office:value-type="float" office:value="522.76" calcext:value-type="float">
            <text:p>522.76</text:p>
          </table:table-cell>
          <table:table-cell office:value-type="float" office:value="114" calcext:value-type="float">
            <text:p>114</text:p>
          </table:table-cell>
          <table:table-cell office:value-type="float" office:value="18.24" calcext:value-type="float">
            <text:p>18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070201195" calcext:value-type="float">
            <text:p>807070201195</text:p>
          </table:table-cell>
          <table:table-cell office:value-type="float" office:value="510588" calcext:value-type="float">
            <text:p>510588</text:p>
          </table:table-cell>
          <table:table-cell office:value-type="string" calcext:value-type="string">
            <text:p>ML0002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407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07" calcext:value-type="float">
            <text:p>20200107</text:p>
          </table:table-cell>
          <table:table-cell office:value-type="string" calcext:value-type="string">
            <text:p>2020-01-10</text:p>
          </table:table-cell>
          <table:table-cell office:value-type="float" office:value="11780.38" calcext:value-type="float">
            <text:p>11780.38</text:p>
          </table:table-cell>
          <table:table-cell office:value-type="float" office:value="9400" calcext:value-type="float">
            <text:p>9400</text:p>
          </table:table-cell>
          <table:table-cell office:value-type="float" office:value="2052.05" calcext:value-type="float">
            <text:p>2052.05</text:p>
          </table:table-cell>
          <table:table-cell office:value-type="float" office:value="328.328" calcext:value-type="float">
            <text:p>328.328</text:p>
          </table:table-cell>
          <table:table-cell office:value-type="float" office:value="655" calcext:value-type="float">
            <text:p>655</text:p>
          </table:table-cell>
          <table:table-cell office:value-type="float" office:value="522.76" calcext:value-type="float">
            <text:p>522.76</text:p>
          </table:table-cell>
          <table:table-cell office:value-type="float" office:value="114" calcext:value-type="float">
            <text:p>114</text:p>
          </table:table-cell>
          <table:table-cell office:value-type="float" office:value="18.24" calcext:value-type="float">
            <text:p>18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101200036" calcext:value-type="float">
            <text:p>807101200036</text:p>
          </table:table-cell>
          <table:table-cell office:value-type="float" office:value="510589" calcext:value-type="float">
            <text:p>510589</text:p>
          </table:table-cell>
          <table:table-cell office:value-type="string" calcext:value-type="string">
            <text:p>ML000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423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07" calcext:value-type="float">
            <text:p>20200107</text:p>
          </table:table-cell>
          <table:table-cell office:value-type="string" calcext:value-type="string">
            <text:p>2020-01-10</text:p>
          </table:table-cell>
          <table:table-cell office:value-type="float" office:value="11780.38" calcext:value-type="float">
            <text:p>11780.38</text:p>
          </table:table-cell>
          <table:table-cell office:value-type="float" office:value="9400" calcext:value-type="float">
            <text:p>9400</text:p>
          </table:table-cell>
          <table:table-cell office:value-type="float" office:value="2052.05" calcext:value-type="float">
            <text:p>2052.05</text:p>
          </table:table-cell>
          <table:table-cell office:value-type="float" office:value="328.328" calcext:value-type="float">
            <text:p>328.328</text:p>
          </table:table-cell>
          <table:table-cell office:value-type="float" office:value="655" calcext:value-type="float">
            <text:p>655</text:p>
          </table:table-cell>
          <table:table-cell office:value-type="float" office:value="522.76" calcext:value-type="float">
            <text:p>522.76</text:p>
          </table:table-cell>
          <table:table-cell office:value-type="float" office:value="114" calcext:value-type="float">
            <text:p>114</text:p>
          </table:table-cell>
          <table:table-cell office:value-type="float" office:value="18.24" calcext:value-type="float">
            <text:p>18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770100323" calcext:value-type="float">
            <text:p>804770100323</text:p>
          </table:table-cell>
          <table:table-cell office:value-type="float" office:value="510590" calcext:value-type="float">
            <text:p>510590</text:p>
          </table:table-cell>
          <table:table-cell office:value-type="string" calcext:value-type="string">
            <text:p>ML0001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13483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200107" calcext:value-type="float">
            <text:p>20200107</text:p>
          </table:table-cell>
          <table:table-cell office:value-type="string" calcext:value-type="string">
            <text:p>2020-01-10</text:p>
          </table:table-cell>
          <table:table-cell office:value-type="float" office:value="14332.3" calcext:value-type="float">
            <text:p>14332.3</text:p>
          </table:table-cell>
          <table:table-cell office:value-type="float" office:value="10696.8" calcext:value-type="float">
            <text:p>10696.8</text:p>
          </table:table-cell>
          <table:table-cell office:value-type="float" office:value="3134.05" calcext:value-type="float">
            <text:p>3134.05</text:p>
          </table:table-cell>
          <table:table-cell office:value-type="float" office:value="501.448" calcext:value-type="float">
            <text:p>501.448</text:p>
          </table:table-cell>
          <table:table-cell office:value-type="float" office:value="598" calcext:value-type="float">
            <text:p>598</text:p>
          </table:table-cell>
          <table:table-cell office:value-type="float" office:value="446.52" calcext:value-type="float">
            <text:p>446.52</text:p>
          </table:table-cell>
          <table:table-cell office:value-type="float" office:value="130.59" calcext:value-type="float">
            <text:p>130.59</text:p>
          </table:table-cell>
          <table:table-cell office:value-type="float" office:value="20.89" calcext:value-type="float">
            <text:p>20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800300208" calcext:value-type="float">
            <text:p>807800300208</text:p>
          </table:table-cell>
          <table:table-cell office:value-type="float" office:value="510591" calcext:value-type="float">
            <text:p>510591</text:p>
          </table:table-cell>
          <table:table-cell office:value-type="string" calcext:value-type="string">
            <text:p>ML000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337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07" calcext:value-type="float">
            <text:p>20200107</text:p>
          </table:table-cell>
          <table:table-cell office:value-type="string" calcext:value-type="string">
            <text:p>2020-01-10</text:p>
          </table:table-cell>
          <table:table-cell office:value-type="float" office:value="16212.47" calcext:value-type="float">
            <text:p>16212.47</text:p>
          </table:table-cell>
          <table:table-cell office:value-type="float" office:value="12100" calcext:value-type="float">
            <text:p>12100</text:p>
          </table:table-cell>
          <table:table-cell office:value-type="float" office:value="3545.19" calcext:value-type="float">
            <text:p>3545.19</text:p>
          </table:table-cell>
          <table:table-cell office:value-type="float" office:value="567.23" calcext:value-type="float">
            <text:p>567.23</text:p>
          </table:table-cell>
          <table:table-cell office:value-type="float" office:value="676" calcext:value-type="float">
            <text:p>676</text:p>
          </table:table-cell>
          <table:table-cell office:value-type="float" office:value="504.64" calcext:value-type="float">
            <text:p>504.64</text:p>
          </table:table-cell>
          <table:table-cell office:value-type="float" office:value="147.72" calcext:value-type="float">
            <text:p>147.72</text:p>
          </table:table-cell>
          <table:table-cell office:value-type="float" office:value="23.64" calcext:value-type="float">
            <text:p>23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810900129" calcext:value-type="float">
            <text:p>808810900129</text:p>
          </table:table-cell>
          <table:table-cell office:value-type="float" office:value="510592" calcext:value-type="float">
            <text:p>510592</text:p>
          </table:table-cell>
          <table:table-cell office:value-type="string" calcext:value-type="string">
            <text:p>ML000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42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200107" calcext:value-type="float">
            <text:p>20200107</text:p>
          </table:table-cell>
          <table:table-cell office:value-type="string" calcext:value-type="string">
            <text:p>2020-01-10</text:p>
          </table:table-cell>
          <table:table-cell office:value-type="float" office:value="16212.47" calcext:value-type="float">
            <text:p>16212.47</text:p>
          </table:table-cell>
          <table:table-cell office:value-type="float" office:value="12100" calcext:value-type="float">
            <text:p>12100</text:p>
          </table:table-cell>
          <table:table-cell office:value-type="float" office:value="3545.19" calcext:value-type="float">
            <text:p>3545.19</text:p>
          </table:table-cell>
          <table:table-cell office:value-type="float" office:value="567.23" calcext:value-type="float">
            <text:p>567.23</text:p>
          </table:table-cell>
          <table:table-cell office:value-type="float" office:value="676" calcext:value-type="float">
            <text:p>676</text:p>
          </table:table-cell>
          <table:table-cell office:value-type="float" office:value="504.64" calcext:value-type="float">
            <text:p>504.64</text:p>
          </table:table-cell>
          <table:table-cell office:value-type="float" office:value="147.72" calcext:value-type="float">
            <text:p>147.72</text:p>
          </table:table-cell>
          <table:table-cell office:value-type="float" office:value="23.64" calcext:value-type="float">
            <text:p>23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080401118" calcext:value-type="float">
            <text:p>804080401118</text:p>
          </table:table-cell>
          <table:table-cell office:value-type="float" office:value="510593" calcext:value-type="float">
            <text:p>510593</text:p>
          </table:table-cell>
          <table:table-cell office:value-type="string" calcext:value-type="string">
            <text:p>ML0001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1348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07" calcext:value-type="float">
            <text:p>20200107</text:p>
          </table:table-cell>
          <table:table-cell office:value-type="string" calcext:value-type="string">
            <text:p>2020-01-10</text:p>
          </table:table-cell>
          <table:table-cell office:value-type="float" office:value="14332.3" calcext:value-type="float">
            <text:p>14332.3</text:p>
          </table:table-cell>
          <table:table-cell office:value-type="float" office:value="10696.8" calcext:value-type="float">
            <text:p>10696.8</text:p>
          </table:table-cell>
          <table:table-cell office:value-type="float" office:value="3134.05" calcext:value-type="float">
            <text:p>3134.05</text:p>
          </table:table-cell>
          <table:table-cell office:value-type="float" office:value="501.448" calcext:value-type="float">
            <text:p>501.448</text:p>
          </table:table-cell>
          <table:table-cell office:value-type="float" office:value="598" calcext:value-type="float">
            <text:p>598</text:p>
          </table:table-cell>
          <table:table-cell office:value-type="float" office:value="446.52" calcext:value-type="float">
            <text:p>446.52</text:p>
          </table:table-cell>
          <table:table-cell office:value-type="float" office:value="130.59" calcext:value-type="float">
            <text:p>130.59</text:p>
          </table:table-cell>
          <table:table-cell office:value-type="float" office:value="20.89" calcext:value-type="float">
            <text:p>20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900300058" calcext:value-type="float">
            <text:p>808900300058</text:p>
          </table:table-cell>
          <table:table-cell office:value-type="float" office:value="510594" calcext:value-type="float">
            <text:p>510594</text:p>
          </table:table-cell>
          <table:table-cell office:value-type="string" calcext:value-type="string">
            <text:p>ML000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1346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07" calcext:value-type="float">
            <text:p>20200107</text:p>
          </table:table-cell>
          <table:table-cell office:value-type="string" calcext:value-type="string">
            <text:p>2020-01-10</text:p>
          </table:table-cell>
          <table:table-cell office:value-type="float" office:value="16165.54" calcext:value-type="float">
            <text:p>16165.54</text:p>
          </table:table-cell>
          <table:table-cell office:value-type="float" office:value="12065" calcext:value-type="float">
            <text:p>12065</text:p>
          </table:table-cell>
          <table:table-cell office:value-type="float" office:value="3534.93" calcext:value-type="float">
            <text:p>3534.93</text:p>
          </table:table-cell>
          <table:table-cell office:value-type="float" office:value="565.589" calcext:value-type="float">
            <text:p>565.589</text:p>
          </table:table-cell>
          <table:table-cell office:value-type="float" office:value="674" calcext:value-type="float">
            <text:p>674</text:p>
          </table:table-cell>
          <table:table-cell office:value-type="float" office:value="503.14" calcext:value-type="float">
            <text:p>503.14</text:p>
          </table:table-cell>
          <table:table-cell office:value-type="float" office:value="147.29" calcext:value-type="float">
            <text:p>147.29</text:p>
          </table:table-cell>
          <table:table-cell office:value-type="float" office:value="23.57" calcext:value-type="float">
            <text:p>23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820700156" calcext:value-type="float">
            <text:p>807820700156</text:p>
          </table:table-cell>
          <table:table-cell office:value-type="float" office:value="510604" calcext:value-type="float">
            <text:p>510604</text:p>
          </table:table-cell>
          <table:table-cell office:value-type="string" calcext:value-type="string">
            <text:p>ML000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27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200107" calcext:value-type="float">
            <text:p>20200107</text:p>
          </table:table-cell>
          <table:table-cell office:value-type="string" calcext:value-type="string">
            <text:p>2020-01-10</text:p>
          </table:table-cell>
          <table:table-cell office:value-type="float" office:value="16346.44" calcext:value-type="float">
            <text:p>16346.44</text:p>
          </table:table-cell>
          <table:table-cell office:value-type="float" office:value="12200" calcext:value-type="float">
            <text:p>12200</text:p>
          </table:table-cell>
          <table:table-cell office:value-type="float" office:value="3574.48" calcext:value-type="float">
            <text:p>3574.48</text:p>
          </table:table-cell>
          <table:table-cell office:value-type="float" office:value="571.917" calcext:value-type="float">
            <text:p>571.917</text:p>
          </table:table-cell>
          <table:table-cell office:value-type="float" office:value="682" calcext:value-type="float">
            <text:p>682</text:p>
          </table:table-cell>
          <table:table-cell office:value-type="float" office:value="509.23" calcext:value-type="float">
            <text:p>509.23</text:p>
          </table:table-cell>
          <table:table-cell office:value-type="float" office:value="148.94" calcext:value-type="float">
            <text:p>148.94</text:p>
          </table:table-cell>
          <table:table-cell office:value-type="float" office:value="23.83" calcext:value-type="float">
            <text:p>23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050300383" calcext:value-type="float">
            <text:p>807050300383</text:p>
          </table:table-cell>
          <table:table-cell office:value-type="float" office:value="510605" calcext:value-type="float">
            <text:p>510605</text:p>
          </table:table-cell>
          <table:table-cell office:value-type="string" calcext:value-type="string">
            <text:p>ML000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27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07" calcext:value-type="float">
            <text:p>20200107</text:p>
          </table:table-cell>
          <table:table-cell office:value-type="string" calcext:value-type="string">
            <text:p>2020-01-10</text:p>
          </table:table-cell>
          <table:table-cell office:value-type="float" office:value="11780.38" calcext:value-type="float">
            <text:p>11780.38</text:p>
          </table:table-cell>
          <table:table-cell office:value-type="float" office:value="9400" calcext:value-type="float">
            <text:p>9400</text:p>
          </table:table-cell>
          <table:table-cell office:value-type="float" office:value="2052.05" calcext:value-type="float">
            <text:p>2052.05</text:p>
          </table:table-cell>
          <table:table-cell office:value-type="float" office:value="328.328" calcext:value-type="float">
            <text:p>328.328</text:p>
          </table:table-cell>
          <table:table-cell office:value-type="float" office:value="655" calcext:value-type="float">
            <text:p>655</text:p>
          </table:table-cell>
          <table:table-cell office:value-type="float" office:value="522.76" calcext:value-type="float">
            <text:p>522.76</text:p>
          </table:table-cell>
          <table:table-cell office:value-type="float" office:value="114" calcext:value-type="float">
            <text:p>114</text:p>
          </table:table-cell>
          <table:table-cell office:value-type="float" office:value="18.24" calcext:value-type="float">
            <text:p>18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920700222" calcext:value-type="float">
            <text:p>808920700222</text:p>
          </table:table-cell>
          <table:table-cell office:value-type="float" office:value="510606" calcext:value-type="float">
            <text:p>510606</text:p>
          </table:table-cell>
          <table:table-cell office:value-type="string" calcext:value-type="string">
            <text:p>ML0002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404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07" calcext:value-type="float">
            <text:p>20200107</text:p>
          </table:table-cell>
          <table:table-cell office:value-type="string" calcext:value-type="string">
            <text:p>2020-01-10</text:p>
          </table:table-cell>
          <table:table-cell office:value-type="float" office:value="15944.37" calcext:value-type="float">
            <text:p>15944.37</text:p>
          </table:table-cell>
          <table:table-cell office:value-type="float" office:value="11900" calcext:value-type="float">
            <text:p>11900</text:p>
          </table:table-cell>
          <table:table-cell office:value-type="float" office:value="3486.56" calcext:value-type="float">
            <text:p>3486.56</text:p>
          </table:table-cell>
          <table:table-cell office:value-type="float" office:value="557.85" calcext:value-type="float">
            <text:p>557.85</text:p>
          </table:table-cell>
          <table:table-cell office:value-type="float" office:value="665" calcext:value-type="float">
            <text:p>665</text:p>
          </table:table-cell>
          <table:table-cell office:value-type="float" office:value="496.49" calcext:value-type="float">
            <text:p>496.49</text:p>
          </table:table-cell>
          <table:table-cell office:value-type="float" office:value="145.27" calcext:value-type="float">
            <text:p>145.27</text:p>
          </table:table-cell>
          <table:table-cell office:value-type="float" office:value="23.24" calcext:value-type="float">
            <text:p>2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140600611" calcext:value-type="float">
            <text:p>807140600611</text:p>
          </table:table-cell>
          <table:table-cell office:value-type="float" office:value="510728" calcext:value-type="float">
            <text:p>510728</text:p>
          </table:table-cell>
          <table:table-cell office:value-type="string" calcext:value-type="string">
            <text:p>ML0002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406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10" calcext:value-type="float">
            <text:p>20200110</text:p>
          </table:table-cell>
          <table:table-cell office:value-type="string" calcext:value-type="string">
            <text:p>2020-01-14</text:p>
          </table:table-cell>
          <table:table-cell office:value-type="float" office:value="11780.38" calcext:value-type="float">
            <text:p>11780.38</text:p>
          </table:table-cell>
          <table:table-cell office:value-type="float" office:value="9400" calcext:value-type="float">
            <text:p>9400</text:p>
          </table:table-cell>
          <table:table-cell office:value-type="float" office:value="2052.05" calcext:value-type="float">
            <text:p>2052.05</text:p>
          </table:table-cell>
          <table:table-cell office:value-type="float" office:value="328.328" calcext:value-type="float">
            <text:p>328.328</text:p>
          </table:table-cell>
          <table:table-cell office:value-type="float" office:value="655" calcext:value-type="float">
            <text:p>655</text:p>
          </table:table-cell>
          <table:table-cell office:value-type="float" office:value="522.76" calcext:value-type="float">
            <text:p>522.76</text:p>
          </table:table-cell>
          <table:table-cell office:value-type="float" office:value="114" calcext:value-type="float">
            <text:p>114</text:p>
          </table:table-cell>
          <table:table-cell office:value-type="float" office:value="18.24" calcext:value-type="float">
            <text:p>18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090401621" calcext:value-type="float">
            <text:p>804090401621</text:p>
          </table:table-cell>
          <table:table-cell office:value-type="float" office:value="510729" calcext:value-type="float">
            <text:p>510729</text:p>
          </table:table-cell>
          <table:table-cell office:value-type="string" calcext:value-type="string">
            <text:p>ML000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1345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10" calcext:value-type="float">
            <text:p>20200110</text:p>
          </table:table-cell>
          <table:table-cell office:value-type="string" calcext:value-type="string">
            <text:p>2020-01-14</text:p>
          </table:table-cell>
          <table:table-cell office:value-type="float" office:value="14604.56" calcext:value-type="float">
            <text:p>14604.56</text:p>
          </table:table-cell>
          <table:table-cell office:value-type="float" office:value="10900" calcext:value-type="float">
            <text:p>10900</text:p>
          </table:table-cell>
          <table:table-cell office:value-type="float" office:value="3193.59" calcext:value-type="float">
            <text:p>3193.59</text:p>
          </table:table-cell>
          <table:table-cell office:value-type="float" office:value="510.974" calcext:value-type="float">
            <text:p>510.974</text:p>
          </table:table-cell>
          <table:table-cell office:value-type="float" office:value="609" calcext:value-type="float">
            <text:p>609</text:p>
          </table:table-cell>
          <table:table-cell office:value-type="float" office:value="454.64" calcext:value-type="float">
            <text:p>454.64</text:p>
          </table:table-cell>
          <table:table-cell office:value-type="float" office:value="133.07" calcext:value-type="float">
            <text:p>133.07</text:p>
          </table:table-cell>
          <table:table-cell office:value-type="float" office:value="21.29" calcext:value-type="float">
            <text:p>21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041000446" calcext:value-type="float">
            <text:p>808041000446</text:p>
          </table:table-cell>
          <table:table-cell office:value-type="float" office:value="510730" calcext:value-type="float">
            <text:p>510730</text:p>
          </table:table-cell>
          <table:table-cell office:value-type="string" calcext:value-type="string">
            <text:p>ML000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446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200110" calcext:value-type="float">
            <text:p>20200110</text:p>
          </table:table-cell>
          <table:table-cell office:value-type="string" calcext:value-type="string">
            <text:p>2020-01-14</text:p>
          </table:table-cell>
          <table:table-cell office:value-type="float" office:value="11780.38" calcext:value-type="float">
            <text:p>11780.38</text:p>
          </table:table-cell>
          <table:table-cell office:value-type="float" office:value="9400" calcext:value-type="float">
            <text:p>9400</text:p>
          </table:table-cell>
          <table:table-cell office:value-type="float" office:value="2052.05" calcext:value-type="float">
            <text:p>2052.05</text:p>
          </table:table-cell>
          <table:table-cell office:value-type="float" office:value="328.328" calcext:value-type="float">
            <text:p>328.328</text:p>
          </table:table-cell>
          <table:table-cell office:value-type="float" office:value="655" calcext:value-type="float">
            <text:p>655</text:p>
          </table:table-cell>
          <table:table-cell office:value-type="float" office:value="522.76" calcext:value-type="float">
            <text:p>522.76</text:p>
          </table:table-cell>
          <table:table-cell office:value-type="float" office:value="114" calcext:value-type="float">
            <text:p>114</text:p>
          </table:table-cell>
          <table:table-cell office:value-type="float" office:value="18.24" calcext:value-type="float">
            <text:p>18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100400482" calcext:value-type="float">
            <text:p>804100400482</text:p>
          </table:table-cell>
          <table:table-cell office:value-type="float" office:value="510732" calcext:value-type="float">
            <text:p>510732</text:p>
          </table:table-cell>
          <table:table-cell office:value-type="string" calcext:value-type="string">
            <text:p>ML000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37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10" calcext:value-type="float">
            <text:p>20200110</text:p>
          </table:table-cell>
          <table:table-cell office:value-type="string" calcext:value-type="string">
            <text:p>2020-01-14</text:p>
          </table:table-cell>
          <table:table-cell office:value-type="float" office:value="15944.37" calcext:value-type="float">
            <text:p>15944.37</text:p>
          </table:table-cell>
          <table:table-cell office:value-type="float" office:value="11900" calcext:value-type="float">
            <text:p>11900</text:p>
          </table:table-cell>
          <table:table-cell office:value-type="float" office:value="3486.56" calcext:value-type="float">
            <text:p>3486.56</text:p>
          </table:table-cell>
          <table:table-cell office:value-type="float" office:value="557.85" calcext:value-type="float">
            <text:p>557.85</text:p>
          </table:table-cell>
          <table:table-cell office:value-type="float" office:value="665" calcext:value-type="float">
            <text:p>665</text:p>
          </table:table-cell>
          <table:table-cell office:value-type="float" office:value="496.49" calcext:value-type="float">
            <text:p>496.49</text:p>
          </table:table-cell>
          <table:table-cell office:value-type="float" office:value="145.27" calcext:value-type="float">
            <text:p>145.27</text:p>
          </table:table-cell>
          <table:table-cell office:value-type="float" office:value="23.24" calcext:value-type="float">
            <text:p>2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100801266" calcext:value-type="float">
            <text:p>804100801266</text:p>
          </table:table-cell>
          <table:table-cell office:value-type="float" office:value="510733" calcext:value-type="float">
            <text:p>510733</text:p>
          </table:table-cell>
          <table:table-cell office:value-type="string" calcext:value-type="string">
            <text:p>ML000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30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10" calcext:value-type="float">
            <text:p>20200110</text:p>
          </table:table-cell>
          <table:table-cell office:value-type="string" calcext:value-type="string">
            <text:p>2020-01-14</text:p>
          </table:table-cell>
          <table:table-cell office:value-type="float" office:value="15944.37" calcext:value-type="float">
            <text:p>15944.37</text:p>
          </table:table-cell>
          <table:table-cell office:value-type="float" office:value="11900" calcext:value-type="float">
            <text:p>11900</text:p>
          </table:table-cell>
          <table:table-cell office:value-type="float" office:value="3486.56" calcext:value-type="float">
            <text:p>3486.56</text:p>
          </table:table-cell>
          <table:table-cell office:value-type="float" office:value="557.85" calcext:value-type="float">
            <text:p>557.85</text:p>
          </table:table-cell>
          <table:table-cell office:value-type="float" office:value="665" calcext:value-type="float">
            <text:p>665</text:p>
          </table:table-cell>
          <table:table-cell office:value-type="float" office:value="496.49" calcext:value-type="float">
            <text:p>496.49</text:p>
          </table:table-cell>
          <table:table-cell office:value-type="float" office:value="145.27" calcext:value-type="float">
            <text:p>145.27</text:p>
          </table:table-cell>
          <table:table-cell office:value-type="float" office:value="23.24" calcext:value-type="float">
            <text:p>2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060900079" calcext:value-type="float">
            <text:p>807060900079</text:p>
          </table:table-cell>
          <table:table-cell office:value-type="float" office:value="510754" calcext:value-type="float">
            <text:p>510754</text:p>
          </table:table-cell>
          <table:table-cell office:value-type="string" calcext:value-type="string">
            <text:p>ML0003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445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200110" calcext:value-type="float">
            <text:p>20200110</text:p>
          </table:table-cell>
          <table:table-cell office:value-type="string" calcext:value-type="string">
            <text:p>2020-01-14</text:p>
          </table:table-cell>
          <table:table-cell office:value-type="float" office:value="11780.38" calcext:value-type="float">
            <text:p>11780.38</text:p>
          </table:table-cell>
          <table:table-cell office:value-type="float" office:value="9400" calcext:value-type="float">
            <text:p>9400</text:p>
          </table:table-cell>
          <table:table-cell office:value-type="float" office:value="2052.05" calcext:value-type="float">
            <text:p>2052.05</text:p>
          </table:table-cell>
          <table:table-cell office:value-type="float" office:value="328.328" calcext:value-type="float">
            <text:p>328.328</text:p>
          </table:table-cell>
          <table:table-cell office:value-type="float" office:value="655" calcext:value-type="float">
            <text:p>655</text:p>
          </table:table-cell>
          <table:table-cell office:value-type="float" office:value="522.76" calcext:value-type="float">
            <text:p>522.76</text:p>
          </table:table-cell>
          <table:table-cell office:value-type="float" office:value="114" calcext:value-type="float">
            <text:p>114</text:p>
          </table:table-cell>
          <table:table-cell office:value-type="float" office:value="18.24" calcext:value-type="float">
            <text:p>18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961000140" calcext:value-type="float">
            <text:p>807961000140</text:p>
          </table:table-cell>
          <table:table-cell office:value-type="float" office:value="510755" calcext:value-type="float">
            <text:p>510755</text:p>
          </table:table-cell>
          <table:table-cell office:value-type="string" calcext:value-type="string">
            <text:p>ML000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443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10" calcext:value-type="float">
            <text:p>20200110</text:p>
          </table:table-cell>
          <table:table-cell office:value-type="string" calcext:value-type="string">
            <text:p>2020-01-14</text:p>
          </table:table-cell>
          <table:table-cell office:value-type="float" office:value="11780.38" calcext:value-type="float">
            <text:p>11780.38</text:p>
          </table:table-cell>
          <table:table-cell office:value-type="float" office:value="9400" calcext:value-type="float">
            <text:p>9400</text:p>
          </table:table-cell>
          <table:table-cell office:value-type="float" office:value="2052.05" calcext:value-type="float">
            <text:p>2052.05</text:p>
          </table:table-cell>
          <table:table-cell office:value-type="float" office:value="328.328" calcext:value-type="float">
            <text:p>328.328</text:p>
          </table:table-cell>
          <table:table-cell office:value-type="float" office:value="655" calcext:value-type="float">
            <text:p>655</text:p>
          </table:table-cell>
          <table:table-cell office:value-type="float" office:value="522.76" calcext:value-type="float">
            <text:p>522.76</text:p>
          </table:table-cell>
          <table:table-cell office:value-type="float" office:value="114" calcext:value-type="float">
            <text:p>114</text:p>
          </table:table-cell>
          <table:table-cell office:value-type="float" office:value="18.24" calcext:value-type="float">
            <text:p>18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101200605" calcext:value-type="float">
            <text:p>807101200605</text:p>
          </table:table-cell>
          <table:table-cell office:value-type="float" office:value="510757" calcext:value-type="float">
            <text:p>510757</text:p>
          </table:table-cell>
          <table:table-cell office:value-type="string" calcext:value-type="string">
            <text:p>ML000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396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10" calcext:value-type="float">
            <text:p>20200110</text:p>
          </table:table-cell>
          <table:table-cell office:value-type="string" calcext:value-type="string">
            <text:p>2020-01-17</text:p>
          </table:table-cell>
          <table:table-cell office:value-type="float" office:value="16212.47" calcext:value-type="float">
            <text:p>16212.47</text:p>
          </table:table-cell>
          <table:table-cell office:value-type="float" office:value="12100" calcext:value-type="float">
            <text:p>12100</text:p>
          </table:table-cell>
          <table:table-cell office:value-type="float" office:value="3545.19" calcext:value-type="float">
            <text:p>3545.19</text:p>
          </table:table-cell>
          <table:table-cell office:value-type="float" office:value="567.23" calcext:value-type="float">
            <text:p>567.23</text:p>
          </table:table-cell>
          <table:table-cell office:value-type="float" office:value="676" calcext:value-type="float">
            <text:p>676</text:p>
          </table:table-cell>
          <table:table-cell office:value-type="float" office:value="504.64" calcext:value-type="float">
            <text:p>504.64</text:p>
          </table:table-cell>
          <table:table-cell office:value-type="float" office:value="147.72" calcext:value-type="float">
            <text:p>147.72</text:p>
          </table:table-cell>
          <table:table-cell office:value-type="float" office:value="23.64" calcext:value-type="float">
            <text:p>23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010801496" calcext:value-type="float">
            <text:p>804010801496</text:p>
          </table:table-cell>
          <table:table-cell office:value-type="float" office:value="510764" calcext:value-type="float">
            <text:p>510764</text:p>
          </table:table-cell>
          <table:table-cell office:value-type="string" calcext:value-type="string">
            <text:p>ML0003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45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200110" calcext:value-type="float">
            <text:p>20200110</text:p>
          </table:table-cell>
          <table:table-cell office:value-type="string" calcext:value-type="string">
            <text:p>2020-01-14</text:p>
          </table:table-cell>
          <table:table-cell office:value-type="float" office:value="15944.37" calcext:value-type="float">
            <text:p>15944.37</text:p>
          </table:table-cell>
          <table:table-cell office:value-type="float" office:value="11900" calcext:value-type="float">
            <text:p>11900</text:p>
          </table:table-cell>
          <table:table-cell office:value-type="float" office:value="3486.56" calcext:value-type="float">
            <text:p>3486.56</text:p>
          </table:table-cell>
          <table:table-cell office:value-type="float" office:value="557.85" calcext:value-type="float">
            <text:p>557.85</text:p>
          </table:table-cell>
          <table:table-cell office:value-type="float" office:value="665" calcext:value-type="float">
            <text:p>665</text:p>
          </table:table-cell>
          <table:table-cell office:value-type="float" office:value="496.49" calcext:value-type="float">
            <text:p>496.49</text:p>
          </table:table-cell>
          <table:table-cell office:value-type="float" office:value="145.27" calcext:value-type="float">
            <text:p>145.27</text:p>
          </table:table-cell>
          <table:table-cell office:value-type="float" office:value="23.24" calcext:value-type="float">
            <text:p>2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920700362" calcext:value-type="float">
            <text:p>808920700362</text:p>
          </table:table-cell>
          <table:table-cell office:value-type="float" office:value="510775" calcext:value-type="float">
            <text:p>510775</text:p>
          </table:table-cell>
          <table:table-cell office:value-type="string" calcext:value-type="string">
            <text:p>ML000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43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10" calcext:value-type="float">
            <text:p>20200110</text:p>
          </table:table-cell>
          <table:table-cell office:value-type="string" calcext:value-type="string">
            <text:p>2020-01-14</text:p>
          </table:table-cell>
          <table:table-cell office:value-type="float" office:value="14738.55" calcext:value-type="float">
            <text:p>14738.55</text:p>
          </table:table-cell>
          <table:table-cell office:value-type="float" office:value="11000" calcext:value-type="float">
            <text:p>11000</text:p>
          </table:table-cell>
          <table:table-cell office:value-type="float" office:value="3222.89" calcext:value-type="float">
            <text:p>3222.89</text:p>
          </table:table-cell>
          <table:table-cell office:value-type="float" office:value="515.662" calcext:value-type="float">
            <text:p>515.662</text:p>
          </table:table-cell>
          <table:table-cell office:value-type="float" office:value="615" calcext:value-type="float">
            <text:p>615</text:p>
          </table:table-cell>
          <table:table-cell office:value-type="float" office:value="459.22" calcext:value-type="float">
            <text:p>459.22</text:p>
          </table:table-cell>
          <table:table-cell office:value-type="float" office:value="134.29" calcext:value-type="float">
            <text:p>134.29</text:p>
          </table:table-cell>
          <table:table-cell office:value-type="float" office:value="21.49" calcext:value-type="float">
            <text:p>21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750317844" calcext:value-type="float">
            <text:p>808750317844</text:p>
          </table:table-cell>
          <table:table-cell office:value-type="float" office:value="510862" calcext:value-type="float">
            <text:p>510862</text:p>
          </table:table-cell>
          <table:table-cell office:value-type="string" calcext:value-type="string">
            <text:p>ML000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430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14" calcext:value-type="float">
            <text:p>20200114</text:p>
          </table:table-cell>
          <table:table-cell office:value-type="string" calcext:value-type="string">
            <text:p>2020-01-17</text:p>
          </table:table-cell>
          <table:table-cell office:value-type="float" office:value="11780.38" calcext:value-type="float">
            <text:p>11780.38</text:p>
          </table:table-cell>
          <table:table-cell office:value-type="float" office:value="9400" calcext:value-type="float">
            <text:p>9400</text:p>
          </table:table-cell>
          <table:table-cell office:value-type="float" office:value="2052.05" calcext:value-type="float">
            <text:p>2052.05</text:p>
          </table:table-cell>
          <table:table-cell office:value-type="float" office:value="328.328" calcext:value-type="float">
            <text:p>328.328</text:p>
          </table:table-cell>
          <table:table-cell office:value-type="float" office:value="655" calcext:value-type="float">
            <text:p>655</text:p>
          </table:table-cell>
          <table:table-cell office:value-type="float" office:value="522.76" calcext:value-type="float">
            <text:p>522.76</text:p>
          </table:table-cell>
          <table:table-cell office:value-type="float" office:value="114" calcext:value-type="float">
            <text:p>114</text:p>
          </table:table-cell>
          <table:table-cell office:value-type="float" office:value="18.24" calcext:value-type="float">
            <text:p>18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090400174" calcext:value-type="float">
            <text:p>808090400174</text:p>
          </table:table-cell>
          <table:table-cell office:value-type="float" office:value="510863" calcext:value-type="float">
            <text:p>510863</text:p>
          </table:table-cell>
          <table:table-cell office:value-type="string" calcext:value-type="string">
            <text:p>ML000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45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14" calcext:value-type="float">
            <text:p>20200114</text:p>
          </table:table-cell>
          <table:table-cell office:value-type="string" calcext:value-type="string">
            <text:p>2020-01-17</text:p>
          </table:table-cell>
          <table:table-cell office:value-type="float" office:value="14336.59" calcext:value-type="float">
            <text:p>14336.59</text:p>
          </table:table-cell>
          <table:table-cell office:value-type="float" office:value="10700" calcext:value-type="float">
            <text:p>10700</text:p>
          </table:table-cell>
          <table:table-cell office:value-type="float" office:value="3134.99" calcext:value-type="float">
            <text:p>3134.99</text:p>
          </table:table-cell>
          <table:table-cell office:value-type="float" office:value="501.598" calcext:value-type="float">
            <text:p>501.598</text:p>
          </table:table-cell>
          <table:table-cell office:value-type="float" office:value="598" calcext:value-type="float">
            <text:p>598</text:p>
          </table:table-cell>
          <table:table-cell office:value-type="float" office:value="446.48" calcext:value-type="float">
            <text:p>446.48</text:p>
          </table:table-cell>
          <table:table-cell office:value-type="float" office:value="130.62" calcext:value-type="float">
            <text:p>130.62</text:p>
          </table:table-cell>
          <table:table-cell office:value-type="float" office:value="20.9" calcext:value-type="float">
            <text:p>2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160300253" calcext:value-type="float">
            <text:p>808160300253</text:p>
          </table:table-cell>
          <table:table-cell office:value-type="float" office:value="510864" calcext:value-type="float">
            <text:p>510864</text:p>
          </table:table-cell>
          <table:table-cell office:value-type="string" calcext:value-type="string">
            <text:p>ML000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453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14" calcext:value-type="float">
            <text:p>20200114</text:p>
          </table:table-cell>
          <table:table-cell office:value-type="string" calcext:value-type="string">
            <text:p>2020-01-17</text:p>
          </table:table-cell>
          <table:table-cell office:value-type="float" office:value="15944.37" calcext:value-type="float">
            <text:p>15944.37</text:p>
          </table:table-cell>
          <table:table-cell office:value-type="float" office:value="11900" calcext:value-type="float">
            <text:p>11900</text:p>
          </table:table-cell>
          <table:table-cell office:value-type="float" office:value="3486.56" calcext:value-type="float">
            <text:p>3486.56</text:p>
          </table:table-cell>
          <table:table-cell office:value-type="float" office:value="557.85" calcext:value-type="float">
            <text:p>557.85</text:p>
          </table:table-cell>
          <table:table-cell office:value-type="float" office:value="665" calcext:value-type="float">
            <text:p>665</text:p>
          </table:table-cell>
          <table:table-cell office:value-type="float" office:value="496.49" calcext:value-type="float">
            <text:p>496.49</text:p>
          </table:table-cell>
          <table:table-cell office:value-type="float" office:value="145.27" calcext:value-type="float">
            <text:p>145.27</text:p>
          </table:table-cell>
          <table:table-cell office:value-type="float" office:value="23.24" calcext:value-type="float">
            <text:p>2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760100294" calcext:value-type="float">
            <text:p>807760100294</text:p>
          </table:table-cell>
          <table:table-cell office:value-type="float" office:value="510865" calcext:value-type="float">
            <text:p>510865</text:p>
          </table:table-cell>
          <table:table-cell office:value-type="string" calcext:value-type="string">
            <text:p>ML000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354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200114" calcext:value-type="float">
            <text:p>20200114</text:p>
          </table:table-cell>
          <table:table-cell office:value-type="string" calcext:value-type="string">
            <text:p>2020-01-17</text:p>
          </table:table-cell>
          <table:table-cell office:value-type="float" office:value="16346.39" calcext:value-type="float">
            <text:p>16346.39</text:p>
          </table:table-cell>
          <table:table-cell office:value-type="float" office:value="12200" calcext:value-type="float">
            <text:p>12200</text:p>
          </table:table-cell>
          <table:table-cell office:value-type="float" office:value="3574.47" calcext:value-type="float">
            <text:p>3574.47</text:p>
          </table:table-cell>
          <table:table-cell office:value-type="float" office:value="571.915" calcext:value-type="float">
            <text:p>571.915</text:p>
          </table:table-cell>
          <table:table-cell office:value-type="float" office:value="682" calcext:value-type="float">
            <text:p>682</text:p>
          </table:table-cell>
          <table:table-cell office:value-type="float" office:value="509.23" calcext:value-type="float">
            <text:p>509.23</text:p>
          </table:table-cell>
          <table:table-cell office:value-type="float" office:value="148.94" calcext:value-type="float">
            <text:p>148.94</text:p>
          </table:table-cell>
          <table:table-cell office:value-type="float" office:value="23.83" calcext:value-type="float">
            <text:p>23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170600674" calcext:value-type="float">
            <text:p>807170600674</text:p>
          </table:table-cell>
          <table:table-cell office:value-type="float" office:value="510866" calcext:value-type="float">
            <text:p>510866</text:p>
          </table:table-cell>
          <table:table-cell office:value-type="string" calcext:value-type="string">
            <text:p>ML000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407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14" calcext:value-type="float">
            <text:p>20200114</text:p>
          </table:table-cell>
          <table:table-cell office:value-type="string" calcext:value-type="string">
            <text:p>2020-01-17</text:p>
          </table:table-cell>
          <table:table-cell office:value-type="float" office:value="11780.38" calcext:value-type="float">
            <text:p>11780.38</text:p>
          </table:table-cell>
          <table:table-cell office:value-type="float" office:value="9400" calcext:value-type="float">
            <text:p>9400</text:p>
          </table:table-cell>
          <table:table-cell office:value-type="float" office:value="2052.05" calcext:value-type="float">
            <text:p>2052.05</text:p>
          </table:table-cell>
          <table:table-cell office:value-type="float" office:value="328.328" calcext:value-type="float">
            <text:p>328.328</text:p>
          </table:table-cell>
          <table:table-cell office:value-type="float" office:value="655" calcext:value-type="float">
            <text:p>655</text:p>
          </table:table-cell>
          <table:table-cell office:value-type="float" office:value="522.76" calcext:value-type="float">
            <text:p>522.76</text:p>
          </table:table-cell>
          <table:table-cell office:value-type="float" office:value="114" calcext:value-type="float">
            <text:p>114</text:p>
          </table:table-cell>
          <table:table-cell office:value-type="float" office:value="18.24" calcext:value-type="float">
            <text:p>18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870200162" calcext:value-type="float">
            <text:p>807870200162</text:p>
          </table:table-cell>
          <table:table-cell office:value-type="float" office:value="510867" calcext:value-type="float">
            <text:p>510867</text:p>
          </table:table-cell>
          <table:table-cell office:value-type="string" calcext:value-type="string">
            <text:p>ML0003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445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14" calcext:value-type="float">
            <text:p>20200114</text:p>
          </table:table-cell>
          <table:table-cell office:value-type="string" calcext:value-type="string">
            <text:p>2020-01-17</text:p>
          </table:table-cell>
          <table:table-cell office:value-type="float" office:value="11780.38" calcext:value-type="float">
            <text:p>11780.38</text:p>
          </table:table-cell>
          <table:table-cell office:value-type="float" office:value="9400" calcext:value-type="float">
            <text:p>9400</text:p>
          </table:table-cell>
          <table:table-cell office:value-type="float" office:value="2052.05" calcext:value-type="float">
            <text:p>2052.05</text:p>
          </table:table-cell>
          <table:table-cell office:value-type="float" office:value="328.328" calcext:value-type="float">
            <text:p>328.328</text:p>
          </table:table-cell>
          <table:table-cell office:value-type="float" office:value="655" calcext:value-type="float">
            <text:p>655</text:p>
          </table:table-cell>
          <table:table-cell office:value-type="float" office:value="522.76" calcext:value-type="float">
            <text:p>522.76</text:p>
          </table:table-cell>
          <table:table-cell office:value-type="float" office:value="114" calcext:value-type="float">
            <text:p>114</text:p>
          </table:table-cell>
          <table:table-cell office:value-type="float" office:value="18.24" calcext:value-type="float">
            <text:p>18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750304688" calcext:value-type="float">
            <text:p>808750304688</text:p>
          </table:table-cell>
          <table:table-cell office:value-type="float" office:value="510873" calcext:value-type="float">
            <text:p>510873</text:p>
          </table:table-cell>
          <table:table-cell office:value-type="string" calcext:value-type="string">
            <text:p>ML0002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13366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14" calcext:value-type="float">
            <text:p>20200114</text:p>
          </table:table-cell>
          <table:table-cell office:value-type="string" calcext:value-type="string">
            <text:p>2020-01-17</text:p>
          </table:table-cell>
          <table:table-cell office:value-type="float" office:value="16212.47" calcext:value-type="float">
            <text:p>16212.47</text:p>
          </table:table-cell>
          <table:table-cell office:value-type="float" office:value="12100" calcext:value-type="float">
            <text:p>12100</text:p>
          </table:table-cell>
          <table:table-cell office:value-type="float" office:value="3545.19" calcext:value-type="float">
            <text:p>3545.19</text:p>
          </table:table-cell>
          <table:table-cell office:value-type="float" office:value="567.23" calcext:value-type="float">
            <text:p>567.23</text:p>
          </table:table-cell>
          <table:table-cell office:value-type="float" office:value="676" calcext:value-type="float">
            <text:p>676</text:p>
          </table:table-cell>
          <table:table-cell office:value-type="float" office:value="504.64" calcext:value-type="float">
            <text:p>504.64</text:p>
          </table:table-cell>
          <table:table-cell office:value-type="float" office:value="147.72" calcext:value-type="float">
            <text:p>147.72</text:p>
          </table:table-cell>
          <table:table-cell office:value-type="float" office:value="23.64" calcext:value-type="float">
            <text:p>23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110200681" calcext:value-type="float">
            <text:p>808110200681</text:p>
          </table:table-cell>
          <table:table-cell office:value-type="float" office:value="510941" calcext:value-type="float">
            <text:p>510941</text:p>
          </table:table-cell>
          <table:table-cell office:value-type="string" calcext:value-type="string">
            <text:p>ML0002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51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16" calcext:value-type="float">
            <text:p>20200116</text:p>
          </table:table-cell>
          <table:table-cell office:value-type="string" calcext:value-type="string">
            <text:p>2020-01-24</text:p>
          </table:table-cell>
          <table:table-cell office:value-type="float" office:value="16386.58" calcext:value-type="float">
            <text:p>16386.58</text:p>
          </table:table-cell>
          <table:table-cell office:value-type="float" office:value="12230" calcext:value-type="float">
            <text:p>12230</text:p>
          </table:table-cell>
          <table:table-cell office:value-type="float" office:value="3583.26" calcext:value-type="float">
            <text:p>3583.26</text:p>
          </table:table-cell>
          <table:table-cell office:value-type="float" office:value="573.322" calcext:value-type="float">
            <text:p>573.322</text:p>
          </table:table-cell>
          <table:table-cell office:value-type="float" office:value="683" calcext:value-type="float">
            <text:p>683</text:p>
          </table:table-cell>
          <table:table-cell office:value-type="float" office:value="509.81" calcext:value-type="float">
            <text:p>509.81</text:p>
          </table:table-cell>
          <table:table-cell office:value-type="float" office:value="149.3" calcext:value-type="float">
            <text:p>149.3</text:p>
          </table:table-cell>
          <table:table-cell office:value-type="float" office:value="23.89" calcext:value-type="float">
            <text:p>23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110200681" calcext:value-type="float">
            <text:p>808110200681</text:p>
          </table:table-cell>
          <table:table-cell office:value-type="float" office:value="510942" calcext:value-type="float">
            <text:p>510942</text:p>
          </table:table-cell>
          <table:table-cell office:value-type="string" calcext:value-type="string">
            <text:p>ML0002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0004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200116" calcext:value-type="float">
            <text:p>20200116</text:p>
          </table:table-cell>
          <table:table-cell office:value-type="string" calcext:value-type="string">
            <text:p>2020-01-24</text:p>
          </table:table-cell>
          <table:table-cell office:value-type="float" office:value="209.19" calcext:value-type="float">
            <text:p>209.19</text:p>
          </table:table-cell>
          <table:table-cell office:value-type="float" office:value="192" calcext:value-type="float">
            <text:p>192</text:p>
          </table:table-cell>
          <table:table-cell office:value-type="float" office:value="14.82" calcext:value-type="float">
            <text:p>14.82</text:p>
          </table:table-cell>
          <table:table-cell office:value-type="float" office:value="2.37124" calcext:value-type="float">
            <text:p>2.37124</text:p>
          </table:table-cell>
          <table:table-cell office:value-type="float" office:value="35" calcext:value-type="float">
            <text:p>35</text:p>
          </table:table-cell>
          <table:table-cell office:value-type="float" office:value="32.13" calcext:value-type="float">
            <text:p>32.13</text:p>
          </table:table-cell>
          <table:table-cell office:value-type="float" office:value="2.47" calcext:value-type="float">
            <text:p>2.47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021201962" calcext:value-type="float">
            <text:p>804021201962</text:p>
          </table:table-cell>
          <table:table-cell office:value-type="float" office:value="510944" calcext:value-type="float">
            <text:p>510944</text:p>
          </table:table-cell>
          <table:table-cell office:value-type="string" calcext:value-type="string">
            <text:p>ML000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13465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16" calcext:value-type="float">
            <text:p>20200116</text:p>
          </table:table-cell>
          <table:table-cell office:value-type="string" calcext:value-type="string">
            <text:p>2020-01-21</text:p>
          </table:table-cell>
          <table:table-cell office:value-type="float" office:value="15944.37" calcext:value-type="float">
            <text:p>15944.37</text:p>
          </table:table-cell>
          <table:table-cell office:value-type="float" office:value="11900" calcext:value-type="float">
            <text:p>11900</text:p>
          </table:table-cell>
          <table:table-cell office:value-type="float" office:value="3486.56" calcext:value-type="float">
            <text:p>3486.56</text:p>
          </table:table-cell>
          <table:table-cell office:value-type="float" office:value="557.85" calcext:value-type="float">
            <text:p>557.85</text:p>
          </table:table-cell>
          <table:table-cell office:value-type="float" office:value="665" calcext:value-type="float">
            <text:p>665</text:p>
          </table:table-cell>
          <table:table-cell office:value-type="float" office:value="496.49" calcext:value-type="float">
            <text:p>496.49</text:p>
          </table:table-cell>
          <table:table-cell office:value-type="float" office:value="145.27" calcext:value-type="float">
            <text:p>145.27</text:p>
          </table:table-cell>
          <table:table-cell office:value-type="float" office:value="23.24" calcext:value-type="float">
            <text:p>2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161000789" calcext:value-type="float">
            <text:p>804161000789</text:p>
          </table:table-cell>
          <table:table-cell office:value-type="float" office:value="510945" calcext:value-type="float">
            <text:p>510945</text:p>
          </table:table-cell>
          <table:table-cell office:value-type="string" calcext:value-type="string">
            <text:p>ML000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426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16" calcext:value-type="float">
            <text:p>20200116</text:p>
          </table:table-cell>
          <table:table-cell office:value-type="string" calcext:value-type="string">
            <text:p>2020-01-21</text:p>
          </table:table-cell>
          <table:table-cell office:value-type="float" office:value="16165.54" calcext:value-type="float">
            <text:p>16165.54</text:p>
          </table:table-cell>
          <table:table-cell office:value-type="float" office:value="12065" calcext:value-type="float">
            <text:p>12065</text:p>
          </table:table-cell>
          <table:table-cell office:value-type="float" office:value="3534.93" calcext:value-type="float">
            <text:p>3534.93</text:p>
          </table:table-cell>
          <table:table-cell office:value-type="float" office:value="565.589" calcext:value-type="float">
            <text:p>565.589</text:p>
          </table:table-cell>
          <table:table-cell office:value-type="float" office:value="674" calcext:value-type="float">
            <text:p>674</text:p>
          </table:table-cell>
          <table:table-cell office:value-type="float" office:value="503.14" calcext:value-type="float">
            <text:p>503.14</text:p>
          </table:table-cell>
          <table:table-cell office:value-type="float" office:value="147.29" calcext:value-type="float">
            <text:p>147.29</text:p>
          </table:table-cell>
          <table:table-cell office:value-type="float" office:value="23.57" calcext:value-type="float">
            <text:p>23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010600399" calcext:value-type="float">
            <text:p>808010600399</text:p>
          </table:table-cell>
          <table:table-cell office:value-type="float" office:value="510946" calcext:value-type="float">
            <text:p>510946</text:p>
          </table:table-cell>
          <table:table-cell office:value-type="string" calcext:value-type="string">
            <text:p>ML0002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40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200116" calcext:value-type="float">
            <text:p>20200116</text:p>
          </table:table-cell>
          <table:table-cell office:value-type="string" calcext:value-type="string">
            <text:p>2020-01-21</text:p>
          </table:table-cell>
          <table:table-cell office:value-type="float" office:value="14470.59" calcext:value-type="float">
            <text:p>14470.59</text:p>
          </table:table-cell>
          <table:table-cell office:value-type="float" office:value="10800" calcext:value-type="float">
            <text:p>10800</text:p>
          </table:table-cell>
          <table:table-cell office:value-type="float" office:value="3164.29" calcext:value-type="float">
            <text:p>3164.29</text:p>
          </table:table-cell>
          <table:table-cell office:value-type="float" office:value="506.286" calcext:value-type="float">
            <text:p>506.286</text:p>
          </table:table-cell>
          <table:table-cell office:value-type="float" office:value="603" calcext:value-type="float">
            <text:p>603</text:p>
          </table:table-cell>
          <table:table-cell office:value-type="float" office:value="450.05" calcext:value-type="float">
            <text:p>450.05</text:p>
          </table:table-cell>
          <table:table-cell office:value-type="float" office:value="131.85" calcext:value-type="float">
            <text:p>131.85</text:p>
          </table:table-cell>
          <table:table-cell office:value-type="float" office:value="21.1" calcext:value-type="float">
            <text:p>2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141000915" calcext:value-type="float">
            <text:p>808141000915</text:p>
          </table:table-cell>
          <table:table-cell office:value-type="float" office:value="510947" calcext:value-type="float">
            <text:p>510947</text:p>
          </table:table-cell>
          <table:table-cell office:value-type="string" calcext:value-type="string">
            <text:p>ML000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317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16" calcext:value-type="float">
            <text:p>20200116</text:p>
          </table:table-cell>
          <table:table-cell office:value-type="string" calcext:value-type="string">
            <text:p>2020-01-21</text:p>
          </table:table-cell>
          <table:table-cell office:value-type="float" office:value="11780.38" calcext:value-type="float">
            <text:p>11780.38</text:p>
          </table:table-cell>
          <table:table-cell office:value-type="float" office:value="9400" calcext:value-type="float">
            <text:p>9400</text:p>
          </table:table-cell>
          <table:table-cell office:value-type="float" office:value="2052.05" calcext:value-type="float">
            <text:p>2052.05</text:p>
          </table:table-cell>
          <table:table-cell office:value-type="float" office:value="328.328" calcext:value-type="float">
            <text:p>328.328</text:p>
          </table:table-cell>
          <table:table-cell office:value-type="float" office:value="655" calcext:value-type="float">
            <text:p>655</text:p>
          </table:table-cell>
          <table:table-cell office:value-type="float" office:value="522.76" calcext:value-type="float">
            <text:p>522.76</text:p>
          </table:table-cell>
          <table:table-cell office:value-type="float" office:value="114" calcext:value-type="float">
            <text:p>114</text:p>
          </table:table-cell>
          <table:table-cell office:value-type="float" office:value="18.24" calcext:value-type="float">
            <text:p>18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830600130" calcext:value-type="float">
            <text:p>808830600130</text:p>
          </table:table-cell>
          <table:table-cell office:value-type="float" office:value="510961" calcext:value-type="float">
            <text:p>510961</text:p>
          </table:table-cell>
          <table:table-cell office:value-type="string" calcext:value-type="string">
            <text:p>ML0003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447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200116" calcext:value-type="float">
            <text:p>20200116</text:p>
          </table:table-cell>
          <table:table-cell office:value-type="string" calcext:value-type="string">
            <text:p>2020-01-21</text:p>
          </table:table-cell>
          <table:table-cell office:value-type="float" office:value="14738.55" calcext:value-type="float">
            <text:p>14738.55</text:p>
          </table:table-cell>
          <table:table-cell office:value-type="float" office:value="11000" calcext:value-type="float">
            <text:p>11000</text:p>
          </table:table-cell>
          <table:table-cell office:value-type="float" office:value="3222.89" calcext:value-type="float">
            <text:p>3222.89</text:p>
          </table:table-cell>
          <table:table-cell office:value-type="float" office:value="515.662" calcext:value-type="float">
            <text:p>515.662</text:p>
          </table:table-cell>
          <table:table-cell office:value-type="float" office:value="615" calcext:value-type="float">
            <text:p>615</text:p>
          </table:table-cell>
          <table:table-cell office:value-type="float" office:value="459.22" calcext:value-type="float">
            <text:p>459.22</text:p>
          </table:table-cell>
          <table:table-cell office:value-type="float" office:value="134.29" calcext:value-type="float">
            <text:p>134.29</text:p>
          </table:table-cell>
          <table:table-cell office:value-type="float" office:value="21.49" calcext:value-type="float">
            <text:p>21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140300552" calcext:value-type="float">
            <text:p>807140300552</text:p>
          </table:table-cell>
          <table:table-cell office:value-type="float" office:value="511001" calcext:value-type="float">
            <text:p>511001</text:p>
          </table:table-cell>
          <table:table-cell office:value-type="string" calcext:value-type="string">
            <text:p>ML000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13515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17" calcext:value-type="float">
            <text:p>20200117</text:p>
          </table:table-cell>
          <table:table-cell office:value-type="string" calcext:value-type="string">
            <text:p>2020-01-21</text:p>
          </table:table-cell>
          <table:table-cell office:value-type="float" office:value="11780.38" calcext:value-type="float">
            <text:p>11780.38</text:p>
          </table:table-cell>
          <table:table-cell office:value-type="float" office:value="9400" calcext:value-type="float">
            <text:p>9400</text:p>
          </table:table-cell>
          <table:table-cell office:value-type="float" office:value="2052.05" calcext:value-type="float">
            <text:p>2052.05</text:p>
          </table:table-cell>
          <table:table-cell office:value-type="float" office:value="328.328" calcext:value-type="float">
            <text:p>328.328</text:p>
          </table:table-cell>
          <table:table-cell office:value-type="float" office:value="655" calcext:value-type="float">
            <text:p>655</text:p>
          </table:table-cell>
          <table:table-cell office:value-type="float" office:value="522.76" calcext:value-type="float">
            <text:p>522.76</text:p>
          </table:table-cell>
          <table:table-cell office:value-type="float" office:value="114" calcext:value-type="float">
            <text:p>114</text:p>
          </table:table-cell>
          <table:table-cell office:value-type="float" office:value="18.24" calcext:value-type="float">
            <text:p>18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960800410" calcext:value-type="float">
            <text:p>807960800410</text:p>
          </table:table-cell>
          <table:table-cell office:value-type="float" office:value="511002" calcext:value-type="float">
            <text:p>511002</text:p>
          </table:table-cell>
          <table:table-cell office:value-type="string" calcext:value-type="string">
            <text:p>ML0003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46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17" calcext:value-type="float">
            <text:p>20200117</text:p>
          </table:table-cell>
          <table:table-cell office:value-type="string" calcext:value-type="string">
            <text:p>2020-01-21</text:p>
          </table:table-cell>
          <table:table-cell office:value-type="float" office:value="11780.38" calcext:value-type="float">
            <text:p>11780.38</text:p>
          </table:table-cell>
          <table:table-cell office:value-type="float" office:value="9400" calcext:value-type="float">
            <text:p>9400</text:p>
          </table:table-cell>
          <table:table-cell office:value-type="float" office:value="2052.05" calcext:value-type="float">
            <text:p>2052.05</text:p>
          </table:table-cell>
          <table:table-cell office:value-type="float" office:value="328.328" calcext:value-type="float">
            <text:p>328.328</text:p>
          </table:table-cell>
          <table:table-cell office:value-type="float" office:value="655" calcext:value-type="float">
            <text:p>655</text:p>
          </table:table-cell>
          <table:table-cell office:value-type="float" office:value="522.76" calcext:value-type="float">
            <text:p>522.76</text:p>
          </table:table-cell>
          <table:table-cell office:value-type="float" office:value="114" calcext:value-type="float">
            <text:p>114</text:p>
          </table:table-cell>
          <table:table-cell office:value-type="float" office:value="18.24" calcext:value-type="float">
            <text:p>18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860100208" calcext:value-type="float">
            <text:p>807860100208</text:p>
          </table:table-cell>
          <table:table-cell office:value-type="float" office:value="511003" calcext:value-type="float">
            <text:p>511003</text:p>
          </table:table-cell>
          <table:table-cell office:value-type="string" calcext:value-type="string">
            <text:p>ML0003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467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200117" calcext:value-type="float">
            <text:p>20200117</text:p>
          </table:table-cell>
          <table:table-cell office:value-type="string" calcext:value-type="string">
            <text:p>2020-01-21</text:p>
          </table:table-cell>
          <table:table-cell office:value-type="float" office:value="16346.45" calcext:value-type="float">
            <text:p>16346.45</text:p>
          </table:table-cell>
          <table:table-cell office:value-type="float" office:value="12200" calcext:value-type="float">
            <text:p>12200</text:p>
          </table:table-cell>
          <table:table-cell office:value-type="float" office:value="3574.49" calcext:value-type="float">
            <text:p>3574.49</text:p>
          </table:table-cell>
          <table:table-cell office:value-type="float" office:value="571.918" calcext:value-type="float">
            <text:p>571.918</text:p>
          </table:table-cell>
          <table:table-cell office:value-type="float" office:value="682" calcext:value-type="float">
            <text:p>682</text:p>
          </table:table-cell>
          <table:table-cell office:value-type="float" office:value="509.23" calcext:value-type="float">
            <text:p>509.23</text:p>
          </table:table-cell>
          <table:table-cell office:value-type="float" office:value="148.94" calcext:value-type="float">
            <text:p>148.94</text:p>
          </table:table-cell>
          <table:table-cell office:value-type="float" office:value="23.83" calcext:value-type="float">
            <text:p>23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120900258" calcext:value-type="float">
            <text:p>808120900258</text:p>
          </table:table-cell>
          <table:table-cell office:value-type="float" office:value="511004" calcext:value-type="float">
            <text:p>511004</text:p>
          </table:table-cell>
          <table:table-cell office:value-type="string" calcext:value-type="string">
            <text:p>ML000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1346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17" calcext:value-type="float">
            <text:p>20200117</text:p>
          </table:table-cell>
          <table:table-cell office:value-type="string" calcext:value-type="string">
            <text:p>2020-01-21</text:p>
          </table:table-cell>
          <table:table-cell office:value-type="float" office:value="11404.41" calcext:value-type="float">
            <text:p>11404.41</text:p>
          </table:table-cell>
          <table:table-cell office:value-type="float" office:value="9100" calcext:value-type="float">
            <text:p>9100</text:p>
          </table:table-cell>
          <table:table-cell office:value-type="float" office:value="1986.56" calcext:value-type="float">
            <text:p>1986.56</text:p>
          </table:table-cell>
          <table:table-cell office:value-type="float" office:value="317.85" calcext:value-type="float">
            <text:p>317.85</text:p>
          </table:table-cell>
          <table:table-cell office:value-type="float" office:value="634" calcext:value-type="float">
            <text:p>634</text:p>
          </table:table-cell>
          <table:table-cell office:value-type="float" office:value="505.98" calcext:value-type="float">
            <text:p>505.98</text:p>
          </table:table-cell>
          <table:table-cell office:value-type="float" office:value="110.36" calcext:value-type="float">
            <text:p>110.36</text:p>
          </table:table-cell>
          <table:table-cell office:value-type="float" office:value="17.66" calcext:value-type="float">
            <text:p>17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030200788" calcext:value-type="float">
            <text:p>808030200788</text:p>
          </table:table-cell>
          <table:table-cell office:value-type="float" office:value="511005" calcext:value-type="float">
            <text:p>511005</text:p>
          </table:table-cell>
          <table:table-cell office:value-type="string" calcext:value-type="string">
            <text:p>ML000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32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17" calcext:value-type="float">
            <text:p>20200117</text:p>
          </table:table-cell>
          <table:table-cell office:value-type="string" calcext:value-type="string">
            <text:p>2020-01-21</text:p>
          </table:table-cell>
          <table:table-cell office:value-type="float" office:value="11780.38" calcext:value-type="float">
            <text:p>11780.38</text:p>
          </table:table-cell>
          <table:table-cell office:value-type="float" office:value="9400" calcext:value-type="float">
            <text:p>9400</text:p>
          </table:table-cell>
          <table:table-cell office:value-type="float" office:value="2052.05" calcext:value-type="float">
            <text:p>2052.05</text:p>
          </table:table-cell>
          <table:table-cell office:value-type="float" office:value="328.328" calcext:value-type="float">
            <text:p>328.328</text:p>
          </table:table-cell>
          <table:table-cell office:value-type="float" office:value="655" calcext:value-type="float">
            <text:p>655</text:p>
          </table:table-cell>
          <table:table-cell office:value-type="float" office:value="522.76" calcext:value-type="float">
            <text:p>522.76</text:p>
          </table:table-cell>
          <table:table-cell office:value-type="float" office:value="114" calcext:value-type="float">
            <text:p>114</text:p>
          </table:table-cell>
          <table:table-cell office:value-type="float" office:value="18.24" calcext:value-type="float">
            <text:p>18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070400992" calcext:value-type="float">
            <text:p>808070400992</text:p>
          </table:table-cell>
          <table:table-cell office:value-type="float" office:value="511006" calcext:value-type="float">
            <text:p>511006</text:p>
          </table:table-cell>
          <table:table-cell office:value-type="string" calcext:value-type="string">
            <text:p>ML0002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37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17" calcext:value-type="float">
            <text:p>20200117</text:p>
          </table:table-cell>
          <table:table-cell office:value-type="string" calcext:value-type="string">
            <text:p>2020-01-21</text:p>
          </table:table-cell>
          <table:table-cell office:value-type="float" office:value="11780.38" calcext:value-type="float">
            <text:p>11780.38</text:p>
          </table:table-cell>
          <table:table-cell office:value-type="float" office:value="9400" calcext:value-type="float">
            <text:p>9400</text:p>
          </table:table-cell>
          <table:table-cell office:value-type="float" office:value="2052.05" calcext:value-type="float">
            <text:p>2052.05</text:p>
          </table:table-cell>
          <table:table-cell office:value-type="float" office:value="328.328" calcext:value-type="float">
            <text:p>328.328</text:p>
          </table:table-cell>
          <table:table-cell office:value-type="float" office:value="655" calcext:value-type="float">
            <text:p>655</text:p>
          </table:table-cell>
          <table:table-cell office:value-type="float" office:value="522.76" calcext:value-type="float">
            <text:p>522.76</text:p>
          </table:table-cell>
          <table:table-cell office:value-type="float" office:value="114" calcext:value-type="float">
            <text:p>114</text:p>
          </table:table-cell>
          <table:table-cell office:value-type="float" office:value="18.24" calcext:value-type="float">
            <text:p>18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091000081" calcext:value-type="float">
            <text:p>808091000081</text:p>
          </table:table-cell>
          <table:table-cell office:value-type="float" office:value="511007" calcext:value-type="float">
            <text:p>511007</text:p>
          </table:table-cell>
          <table:table-cell office:value-type="string" calcext:value-type="string">
            <text:p>ML000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37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200117" calcext:value-type="float">
            <text:p>20200117</text:p>
          </table:table-cell>
          <table:table-cell office:value-type="string" calcext:value-type="string">
            <text:p>2020-01-21</text:p>
          </table:table-cell>
          <table:table-cell office:value-type="float" office:value="11780.38" calcext:value-type="float">
            <text:p>11780.38</text:p>
          </table:table-cell>
          <table:table-cell office:value-type="float" office:value="9400" calcext:value-type="float">
            <text:p>9400</text:p>
          </table:table-cell>
          <table:table-cell office:value-type="float" office:value="2052.05" calcext:value-type="float">
            <text:p>2052.05</text:p>
          </table:table-cell>
          <table:table-cell office:value-type="float" office:value="328.328" calcext:value-type="float">
            <text:p>328.328</text:p>
          </table:table-cell>
          <table:table-cell office:value-type="float" office:value="655" calcext:value-type="float">
            <text:p>655</text:p>
          </table:table-cell>
          <table:table-cell office:value-type="float" office:value="522.76" calcext:value-type="float">
            <text:p>522.76</text:p>
          </table:table-cell>
          <table:table-cell office:value-type="float" office:value="114" calcext:value-type="float">
            <text:p>114</text:p>
          </table:table-cell>
          <table:table-cell office:value-type="float" office:value="18.24" calcext:value-type="float">
            <text:p>18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001255853" calcext:value-type="float">
            <text:p>804001255853</text:p>
          </table:table-cell>
          <table:table-cell office:value-type="float" office:value="511016" calcext:value-type="float">
            <text:p>511016</text:p>
          </table:table-cell>
          <table:table-cell office:value-type="string" calcext:value-type="string">
            <text:p>ML0003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453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17" calcext:value-type="float">
            <text:p>20200117</text:p>
          </table:table-cell>
          <table:table-cell office:value-type="string" calcext:value-type="string">
            <text:p>2020-01-21</text:p>
          </table:table-cell>
          <table:table-cell office:value-type="float" office:value="14336.59" calcext:value-type="float">
            <text:p>14336.59</text:p>
          </table:table-cell>
          <table:table-cell office:value-type="float" office:value="10700" calcext:value-type="float">
            <text:p>10700</text:p>
          </table:table-cell>
          <table:table-cell office:value-type="float" office:value="3134.99" calcext:value-type="float">
            <text:p>3134.99</text:p>
          </table:table-cell>
          <table:table-cell office:value-type="float" office:value="501.598" calcext:value-type="float">
            <text:p>501.598</text:p>
          </table:table-cell>
          <table:table-cell office:value-type="float" office:value="598" calcext:value-type="float">
            <text:p>598</text:p>
          </table:table-cell>
          <table:table-cell office:value-type="float" office:value="446.48" calcext:value-type="float">
            <text:p>446.48</text:p>
          </table:table-cell>
          <table:table-cell office:value-type="float" office:value="130.62" calcext:value-type="float">
            <text:p>130.62</text:p>
          </table:table-cell>
          <table:table-cell office:value-type="float" office:value="20.9" calcext:value-type="float">
            <text:p>2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101000207" calcext:value-type="float">
            <text:p>807101000207</text:p>
          </table:table-cell>
          <table:table-cell office:value-type="float" office:value="511017" calcext:value-type="float">
            <text:p>511017</text:p>
          </table:table-cell>
          <table:table-cell office:value-type="string" calcext:value-type="string">
            <text:p>ML0003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47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17" calcext:value-type="float">
            <text:p>20200117</text:p>
          </table:table-cell>
          <table:table-cell office:value-type="string" calcext:value-type="string">
            <text:p>2020-01-21</text:p>
          </table:table-cell>
          <table:table-cell office:value-type="float" office:value="15944.37" calcext:value-type="float">
            <text:p>15944.37</text:p>
          </table:table-cell>
          <table:table-cell office:value-type="float" office:value="11900" calcext:value-type="float">
            <text:p>11900</text:p>
          </table:table-cell>
          <table:table-cell office:value-type="float" office:value="3486.56" calcext:value-type="float">
            <text:p>3486.56</text:p>
          </table:table-cell>
          <table:table-cell office:value-type="float" office:value="557.85" calcext:value-type="float">
            <text:p>557.85</text:p>
          </table:table-cell>
          <table:table-cell office:value-type="float" office:value="665" calcext:value-type="float">
            <text:p>665</text:p>
          </table:table-cell>
          <table:table-cell office:value-type="float" office:value="496.49" calcext:value-type="float">
            <text:p>496.49</text:p>
          </table:table-cell>
          <table:table-cell office:value-type="float" office:value="145.27" calcext:value-type="float">
            <text:p>145.27</text:p>
          </table:table-cell>
          <table:table-cell office:value-type="float" office:value="23.24" calcext:value-type="float">
            <text:p>2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970200411" calcext:value-type="float">
            <text:p>807970200411</text:p>
          </table:table-cell>
          <table:table-cell office:value-type="float" office:value="511018" calcext:value-type="float">
            <text:p>511018</text:p>
          </table:table-cell>
          <table:table-cell office:value-type="string" calcext:value-type="string">
            <text:p>ML0003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1347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17" calcext:value-type="float">
            <text:p>20200117</text:p>
          </table:table-cell>
          <table:table-cell office:value-type="string" calcext:value-type="string">
            <text:p>2020-01-21</text:p>
          </table:table-cell>
          <table:table-cell office:value-type="float" office:value="15944.37" calcext:value-type="float">
            <text:p>15944.37</text:p>
          </table:table-cell>
          <table:table-cell office:value-type="float" office:value="11900" calcext:value-type="float">
            <text:p>11900</text:p>
          </table:table-cell>
          <table:table-cell office:value-type="float" office:value="3486.56" calcext:value-type="float">
            <text:p>3486.56</text:p>
          </table:table-cell>
          <table:table-cell office:value-type="float" office:value="557.85" calcext:value-type="float">
            <text:p>557.85</text:p>
          </table:table-cell>
          <table:table-cell office:value-type="float" office:value="665" calcext:value-type="float">
            <text:p>665</text:p>
          </table:table-cell>
          <table:table-cell office:value-type="float" office:value="496.49" calcext:value-type="float">
            <text:p>496.49</text:p>
          </table:table-cell>
          <table:table-cell office:value-type="float" office:value="145.27" calcext:value-type="float">
            <text:p>145.27</text:p>
          </table:table-cell>
          <table:table-cell office:value-type="float" office:value="23.24" calcext:value-type="float">
            <text:p>2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130600027" calcext:value-type="float">
            <text:p>807130600027</text:p>
          </table:table-cell>
          <table:table-cell office:value-type="float" office:value="511019" calcext:value-type="float">
            <text:p>511019</text:p>
          </table:table-cell>
          <table:table-cell office:value-type="string" calcext:value-type="string">
            <text:p>ML0003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473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17" calcext:value-type="float">
            <text:p>20200117</text:p>
          </table:table-cell>
          <table:table-cell office:value-type="string" calcext:value-type="string">
            <text:p>2020-01-21</text:p>
          </table:table-cell>
          <table:table-cell office:value-type="float" office:value="16165.54" calcext:value-type="float">
            <text:p>16165.54</text:p>
          </table:table-cell>
          <table:table-cell office:value-type="float" office:value="12065" calcext:value-type="float">
            <text:p>12065</text:p>
          </table:table-cell>
          <table:table-cell office:value-type="float" office:value="3534.93" calcext:value-type="float">
            <text:p>3534.93</text:p>
          </table:table-cell>
          <table:table-cell office:value-type="float" office:value="565.589" calcext:value-type="float">
            <text:p>565.589</text:p>
          </table:table-cell>
          <table:table-cell office:value-type="float" office:value="674" calcext:value-type="float">
            <text:p>674</text:p>
          </table:table-cell>
          <table:table-cell office:value-type="float" office:value="503.14" calcext:value-type="float">
            <text:p>503.14</text:p>
          </table:table-cell>
          <table:table-cell office:value-type="float" office:value="147.29" calcext:value-type="float">
            <text:p>147.29</text:p>
          </table:table-cell>
          <table:table-cell office:value-type="float" office:value="23.57" calcext:value-type="float">
            <text:p>23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830200241" calcext:value-type="float">
            <text:p>807830200241</text:p>
          </table:table-cell>
          <table:table-cell office:value-type="float" office:value="511020" calcext:value-type="float">
            <text:p>511020</text:p>
          </table:table-cell>
          <table:table-cell office:value-type="string" calcext:value-type="string">
            <text:p>ML0003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47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17" calcext:value-type="float">
            <text:p>20200117</text:p>
          </table:table-cell>
          <table:table-cell office:value-type="string" calcext:value-type="string">
            <text:p>2020-01-21</text:p>
          </table:table-cell>
          <table:table-cell office:value-type="float" office:value="16165.54" calcext:value-type="float">
            <text:p>16165.54</text:p>
          </table:table-cell>
          <table:table-cell office:value-type="float" office:value="12065" calcext:value-type="float">
            <text:p>12065</text:p>
          </table:table-cell>
          <table:table-cell office:value-type="float" office:value="3534.93" calcext:value-type="float">
            <text:p>3534.93</text:p>
          </table:table-cell>
          <table:table-cell office:value-type="float" office:value="565.589" calcext:value-type="float">
            <text:p>565.589</text:p>
          </table:table-cell>
          <table:table-cell office:value-type="float" office:value="674" calcext:value-type="float">
            <text:p>674</text:p>
          </table:table-cell>
          <table:table-cell office:value-type="float" office:value="503.14" calcext:value-type="float">
            <text:p>503.14</text:p>
          </table:table-cell>
          <table:table-cell office:value-type="float" office:value="147.29" calcext:value-type="float">
            <text:p>147.29</text:p>
          </table:table-cell>
          <table:table-cell office:value-type="float" office:value="23.57" calcext:value-type="float">
            <text:p>23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040700120" calcext:value-type="float">
            <text:p>807040700120</text:p>
          </table:table-cell>
          <table:table-cell office:value-type="float" office:value="511021" calcext:value-type="float">
            <text:p>511021</text:p>
          </table:table-cell>
          <table:table-cell office:value-type="string" calcext:value-type="string">
            <text:p>ML0003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48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200117" calcext:value-type="float">
            <text:p>20200117</text:p>
          </table:table-cell>
          <table:table-cell office:value-type="string" calcext:value-type="string">
            <text:p>2020-01-21</text:p>
          </table:table-cell>
          <table:table-cell office:value-type="float" office:value="16165.54" calcext:value-type="float">
            <text:p>16165.54</text:p>
          </table:table-cell>
          <table:table-cell office:value-type="float" office:value="12065" calcext:value-type="float">
            <text:p>12065</text:p>
          </table:table-cell>
          <table:table-cell office:value-type="float" office:value="3534.93" calcext:value-type="float">
            <text:p>3534.93</text:p>
          </table:table-cell>
          <table:table-cell office:value-type="float" office:value="565.589" calcext:value-type="float">
            <text:p>565.589</text:p>
          </table:table-cell>
          <table:table-cell office:value-type="float" office:value="674" calcext:value-type="float">
            <text:p>674</text:p>
          </table:table-cell>
          <table:table-cell office:value-type="float" office:value="503.14" calcext:value-type="float">
            <text:p>503.14</text:p>
          </table:table-cell>
          <table:table-cell office:value-type="float" office:value="147.29" calcext:value-type="float">
            <text:p>147.29</text:p>
          </table:table-cell>
          <table:table-cell office:value-type="float" office:value="23.57" calcext:value-type="float">
            <text:p>23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980300201" calcext:value-type="float">
            <text:p>807980300201</text:p>
          </table:table-cell>
          <table:table-cell office:value-type="float" office:value="511023" calcext:value-type="float">
            <text:p>511023</text:p>
          </table:table-cell>
          <table:table-cell office:value-type="string" calcext:value-type="string">
            <text:p>ML000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489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200117" calcext:value-type="float">
            <text:p>20200117</text:p>
          </table:table-cell>
          <table:table-cell office:value-type="string" calcext:value-type="string">
            <text:p>2020-01-21</text:p>
          </table:table-cell>
          <table:table-cell office:value-type="float" office:value="16165.54" calcext:value-type="float">
            <text:p>16165.54</text:p>
          </table:table-cell>
          <table:table-cell office:value-type="float" office:value="12065" calcext:value-type="float">
            <text:p>12065</text:p>
          </table:table-cell>
          <table:table-cell office:value-type="float" office:value="3534.93" calcext:value-type="float">
            <text:p>3534.93</text:p>
          </table:table-cell>
          <table:table-cell office:value-type="float" office:value="565.589" calcext:value-type="float">
            <text:p>565.589</text:p>
          </table:table-cell>
          <table:table-cell office:value-type="float" office:value="674" calcext:value-type="float">
            <text:p>674</text:p>
          </table:table-cell>
          <table:table-cell office:value-type="float" office:value="503.14" calcext:value-type="float">
            <text:p>503.14</text:p>
          </table:table-cell>
          <table:table-cell office:value-type="float" office:value="147.29" calcext:value-type="float">
            <text:p>147.29</text:p>
          </table:table-cell>
          <table:table-cell office:value-type="float" office:value="23.57" calcext:value-type="float">
            <text:p>23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100400040" calcext:value-type="float">
            <text:p>807100400040</text:p>
          </table:table-cell>
          <table:table-cell office:value-type="float" office:value="511139" calcext:value-type="float">
            <text:p>511139</text:p>
          </table:table-cell>
          <table:table-cell office:value-type="string" calcext:value-type="string">
            <text:p>ML000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489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20" calcext:value-type="float">
            <text:p>20200120</text:p>
          </table:table-cell>
          <table:table-cell office:value-type="string" calcext:value-type="string">
            <text:p>2020-01-24</text:p>
          </table:table-cell>
          <table:table-cell office:value-type="float" office:value="16165.54" calcext:value-type="float">
            <text:p>16165.54</text:p>
          </table:table-cell>
          <table:table-cell office:value-type="float" office:value="12065" calcext:value-type="float">
            <text:p>12065</text:p>
          </table:table-cell>
          <table:table-cell office:value-type="float" office:value="3534.93" calcext:value-type="float">
            <text:p>3534.93</text:p>
          </table:table-cell>
          <table:table-cell office:value-type="float" office:value="565.589" calcext:value-type="float">
            <text:p>565.589</text:p>
          </table:table-cell>
          <table:table-cell office:value-type="float" office:value="674" calcext:value-type="float">
            <text:p>674</text:p>
          </table:table-cell>
          <table:table-cell office:value-type="float" office:value="503.14" calcext:value-type="float">
            <text:p>503.14</text:p>
          </table:table-cell>
          <table:table-cell office:value-type="float" office:value="147.29" calcext:value-type="float">
            <text:p>147.29</text:p>
          </table:table-cell>
          <table:table-cell office:value-type="float" office:value="23.57" calcext:value-type="float">
            <text:p>23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031200773" calcext:value-type="float">
            <text:p>808031200773</text:p>
          </table:table-cell>
          <table:table-cell office:value-type="float" office:value="511140" calcext:value-type="float">
            <text:p>511140</text:p>
          </table:table-cell>
          <table:table-cell office:value-type="string" calcext:value-type="string">
            <text:p>ML000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39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200120" calcext:value-type="float">
            <text:p>20200120</text:p>
          </table:table-cell>
          <table:table-cell office:value-type="string" calcext:value-type="string">
            <text:p>2020-01-28</text:p>
          </table:table-cell>
          <table:table-cell office:value-type="float" office:value="15984.63" calcext:value-type="float">
            <text:p>15984.63</text:p>
          </table:table-cell>
          <table:table-cell office:value-type="float" office:value="11930" calcext:value-type="float">
            <text:p>11930</text:p>
          </table:table-cell>
          <table:table-cell office:value-type="float" office:value="3495.37" calcext:value-type="float">
            <text:p>3495.37</text:p>
          </table:table-cell>
          <table:table-cell office:value-type="float" office:value="559.259" calcext:value-type="float">
            <text:p>559.259</text:p>
          </table:table-cell>
          <table:table-cell office:value-type="float" office:value="667" calcext:value-type="float">
            <text:p>667</text:p>
          </table:table-cell>
          <table:table-cell office:value-type="float" office:value="498.06" calcext:value-type="float">
            <text:p>498.06</text:p>
          </table:table-cell>
          <table:table-cell office:value-type="float" office:value="145.64" calcext:value-type="float">
            <text:p>145.64</text:p>
          </table:table-cell>
          <table:table-cell office:value-type="float" office:value="23.3" calcext:value-type="float">
            <text:p>23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100800133" calcext:value-type="float">
            <text:p>808100800133</text:p>
          </table:table-cell>
          <table:table-cell office:value-type="float" office:value="511257" calcext:value-type="float">
            <text:p>511257</text:p>
          </table:table-cell>
          <table:table-cell office:value-type="string" calcext:value-type="string">
            <text:p>ML000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40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21" calcext:value-type="float">
            <text:p>20200121</text:p>
          </table:table-cell>
          <table:table-cell office:value-type="string" calcext:value-type="string">
            <text:p>2020-01-24</text:p>
          </table:table-cell>
          <table:table-cell office:value-type="float" office:value="13666.65" calcext:value-type="float">
            <text:p>13666.65</text:p>
          </table:table-cell>
          <table:table-cell office:value-type="float" office:value="10200" calcext:value-type="float">
            <text:p>10200</text:p>
          </table:table-cell>
          <table:table-cell office:value-type="float" office:value="2988.49" calcext:value-type="float">
            <text:p>2988.49</text:p>
          </table:table-cell>
          <table:table-cell office:value-type="float" office:value="478.158" calcext:value-type="float">
            <text:p>478.158</text:p>
          </table:table-cell>
          <table:table-cell office:value-type="float" office:value="570" calcext:value-type="float">
            <text:p>570</text:p>
          </table:table-cell>
          <table:table-cell office:value-type="float" office:value="425.56" calcext:value-type="float">
            <text:p>425.56</text:p>
          </table:table-cell>
          <table:table-cell office:value-type="float" office:value="124.52" calcext:value-type="float">
            <text:p>124.52</text:p>
          </table:table-cell>
          <table:table-cell office:value-type="float" office:value="19.92" calcext:value-type="float">
            <text:p>19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101200941" calcext:value-type="float">
            <text:p>804101200941</text:p>
          </table:table-cell>
          <table:table-cell office:value-type="float" office:value="511258" calcext:value-type="float">
            <text:p>511258</text:p>
          </table:table-cell>
          <table:table-cell office:value-type="string" calcext:value-type="string">
            <text:p>ML000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310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21" calcext:value-type="float">
            <text:p>20200121</text:p>
          </table:table-cell>
          <table:table-cell office:value-type="string" calcext:value-type="string">
            <text:p>2020-01-24</text:p>
          </table:table-cell>
          <table:table-cell office:value-type="float" office:value="15944.37" calcext:value-type="float">
            <text:p>15944.37</text:p>
          </table:table-cell>
          <table:table-cell office:value-type="float" office:value="11900" calcext:value-type="float">
            <text:p>11900</text:p>
          </table:table-cell>
          <table:table-cell office:value-type="float" office:value="3486.56" calcext:value-type="float">
            <text:p>3486.56</text:p>
          </table:table-cell>
          <table:table-cell office:value-type="float" office:value="557.85" calcext:value-type="float">
            <text:p>557.85</text:p>
          </table:table-cell>
          <table:table-cell office:value-type="float" office:value="665" calcext:value-type="float">
            <text:p>665</text:p>
          </table:table-cell>
          <table:table-cell office:value-type="float" office:value="496.49" calcext:value-type="float">
            <text:p>496.49</text:p>
          </table:table-cell>
          <table:table-cell office:value-type="float" office:value="145.27" calcext:value-type="float">
            <text:p>145.27</text:p>
          </table:table-cell>
          <table:table-cell office:value-type="float" office:value="23.24" calcext:value-type="float">
            <text:p>2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960400217" calcext:value-type="float">
            <text:p>807960400217</text:p>
          </table:table-cell>
          <table:table-cell office:value-type="float" office:value="511259" calcext:value-type="float">
            <text:p>511259</text:p>
          </table:table-cell>
          <table:table-cell office:value-type="string" calcext:value-type="string">
            <text:p>ML0003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13466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21" calcext:value-type="float">
            <text:p>20200121</text:p>
          </table:table-cell>
          <table:table-cell office:value-type="string" calcext:value-type="string">
            <text:p>2020-01-24</text:p>
          </table:table-cell>
          <table:table-cell office:value-type="float" office:value="15944.37" calcext:value-type="float">
            <text:p>15944.37</text:p>
          </table:table-cell>
          <table:table-cell office:value-type="float" office:value="11900" calcext:value-type="float">
            <text:p>11900</text:p>
          </table:table-cell>
          <table:table-cell office:value-type="float" office:value="3486.56" calcext:value-type="float">
            <text:p>3486.56</text:p>
          </table:table-cell>
          <table:table-cell office:value-type="float" office:value="557.85" calcext:value-type="float">
            <text:p>557.85</text:p>
          </table:table-cell>
          <table:table-cell office:value-type="float" office:value="665" calcext:value-type="float">
            <text:p>665</text:p>
          </table:table-cell>
          <table:table-cell office:value-type="float" office:value="496.49" calcext:value-type="float">
            <text:p>496.49</text:p>
          </table:table-cell>
          <table:table-cell office:value-type="float" office:value="145.27" calcext:value-type="float">
            <text:p>145.27</text:p>
          </table:table-cell>
          <table:table-cell office:value-type="float" office:value="23.24" calcext:value-type="float">
            <text:p>2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000256197" calcext:value-type="float">
            <text:p>807000256197</text:p>
          </table:table-cell>
          <table:table-cell office:value-type="float" office:value="511260" calcext:value-type="float">
            <text:p>511260</text:p>
          </table:table-cell>
          <table:table-cell office:value-type="string" calcext:value-type="string">
            <text:p>ML00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47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21" calcext:value-type="float">
            <text:p>20200121</text:p>
          </table:table-cell>
          <table:table-cell office:value-type="string" calcext:value-type="string">
            <text:p>2020-01-24</text:p>
          </table:table-cell>
          <table:table-cell office:value-type="float" office:value="16165.54" calcext:value-type="float">
            <text:p>16165.54</text:p>
          </table:table-cell>
          <table:table-cell office:value-type="float" office:value="12065" calcext:value-type="float">
            <text:p>12065</text:p>
          </table:table-cell>
          <table:table-cell office:value-type="float" office:value="3534.93" calcext:value-type="float">
            <text:p>3534.93</text:p>
          </table:table-cell>
          <table:table-cell office:value-type="float" office:value="565.589" calcext:value-type="float">
            <text:p>565.589</text:p>
          </table:table-cell>
          <table:table-cell office:value-type="float" office:value="674" calcext:value-type="float">
            <text:p>674</text:p>
          </table:table-cell>
          <table:table-cell office:value-type="float" office:value="503.14" calcext:value-type="float">
            <text:p>503.14</text:p>
          </table:table-cell>
          <table:table-cell office:value-type="float" office:value="147.29" calcext:value-type="float">
            <text:p>147.29</text:p>
          </table:table-cell>
          <table:table-cell office:value-type="float" office:value="23.57" calcext:value-type="float">
            <text:p>23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140100251" calcext:value-type="float">
            <text:p>807140100251</text:p>
          </table:table-cell>
          <table:table-cell office:value-type="float" office:value="511261" calcext:value-type="float">
            <text:p>511261</text:p>
          </table:table-cell>
          <table:table-cell office:value-type="string" calcext:value-type="string">
            <text:p>ML0003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47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21" calcext:value-type="float">
            <text:p>20200121</text:p>
          </table:table-cell>
          <table:table-cell office:value-type="string" calcext:value-type="string">
            <text:p>2020-01-24</text:p>
          </table:table-cell>
          <table:table-cell office:value-type="float" office:value="16165.54" calcext:value-type="float">
            <text:p>16165.54</text:p>
          </table:table-cell>
          <table:table-cell office:value-type="float" office:value="12065" calcext:value-type="float">
            <text:p>12065</text:p>
          </table:table-cell>
          <table:table-cell office:value-type="float" office:value="3534.93" calcext:value-type="float">
            <text:p>3534.93</text:p>
          </table:table-cell>
          <table:table-cell office:value-type="float" office:value="565.589" calcext:value-type="float">
            <text:p>565.589</text:p>
          </table:table-cell>
          <table:table-cell office:value-type="float" office:value="674" calcext:value-type="float">
            <text:p>674</text:p>
          </table:table-cell>
          <table:table-cell office:value-type="float" office:value="503.14" calcext:value-type="float">
            <text:p>503.14</text:p>
          </table:table-cell>
          <table:table-cell office:value-type="float" office:value="147.29" calcext:value-type="float">
            <text:p>147.29</text:p>
          </table:table-cell>
          <table:table-cell office:value-type="float" office:value="23.57" calcext:value-type="float">
            <text:p>23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010800693" calcext:value-type="float">
            <text:p>807010800693</text:p>
          </table:table-cell>
          <table:table-cell office:value-type="float" office:value="511262" calcext:value-type="float">
            <text:p>511262</text:p>
          </table:table-cell>
          <table:table-cell office:value-type="string" calcext:value-type="string">
            <text:p>ML0003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473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200121" calcext:value-type="float">
            <text:p>20200121</text:p>
          </table:table-cell>
          <table:table-cell office:value-type="string" calcext:value-type="string">
            <text:p>2020-01-24</text:p>
          </table:table-cell>
          <table:table-cell office:value-type="float" office:value="16165.54" calcext:value-type="float">
            <text:p>16165.54</text:p>
          </table:table-cell>
          <table:table-cell office:value-type="float" office:value="12065" calcext:value-type="float">
            <text:p>12065</text:p>
          </table:table-cell>
          <table:table-cell office:value-type="float" office:value="3534.93" calcext:value-type="float">
            <text:p>3534.93</text:p>
          </table:table-cell>
          <table:table-cell office:value-type="float" office:value="565.589" calcext:value-type="float">
            <text:p>565.589</text:p>
          </table:table-cell>
          <table:table-cell office:value-type="float" office:value="674" calcext:value-type="float">
            <text:p>674</text:p>
          </table:table-cell>
          <table:table-cell office:value-type="float" office:value="503.14" calcext:value-type="float">
            <text:p>503.14</text:p>
          </table:table-cell>
          <table:table-cell office:value-type="float" office:value="147.29" calcext:value-type="float">
            <text:p>147.29</text:p>
          </table:table-cell>
          <table:table-cell office:value-type="float" office:value="23.57" calcext:value-type="float">
            <text:p>23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071001084" calcext:value-type="float">
            <text:p>807071001084</text:p>
          </table:table-cell>
          <table:table-cell office:value-type="float" office:value="511263" calcext:value-type="float">
            <text:p>511263</text:p>
          </table:table-cell>
          <table:table-cell office:value-type="string" calcext:value-type="string">
            <text:p>ML0002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489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21" calcext:value-type="float">
            <text:p>20200121</text:p>
          </table:table-cell>
          <table:table-cell office:value-type="string" calcext:value-type="string">
            <text:p>2020-01-24</text:p>
          </table:table-cell>
          <table:table-cell office:value-type="float" office:value="11780.38" calcext:value-type="float">
            <text:p>11780.38</text:p>
          </table:table-cell>
          <table:table-cell office:value-type="float" office:value="9400" calcext:value-type="float">
            <text:p>9400</text:p>
          </table:table-cell>
          <table:table-cell office:value-type="float" office:value="2052.05" calcext:value-type="float">
            <text:p>2052.05</text:p>
          </table:table-cell>
          <table:table-cell office:value-type="float" office:value="328.328" calcext:value-type="float">
            <text:p>328.328</text:p>
          </table:table-cell>
          <table:table-cell office:value-type="float" office:value="655" calcext:value-type="float">
            <text:p>655</text:p>
          </table:table-cell>
          <table:table-cell office:value-type="float" office:value="522.76" calcext:value-type="float">
            <text:p>522.76</text:p>
          </table:table-cell>
          <table:table-cell office:value-type="float" office:value="114" calcext:value-type="float">
            <text:p>114</text:p>
          </table:table-cell>
          <table:table-cell office:value-type="float" office:value="18.24" calcext:value-type="float">
            <text:p>18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060300951" calcext:value-type="float">
            <text:p>807060300951</text:p>
          </table:table-cell>
          <table:table-cell office:value-type="float" office:value="511265" calcext:value-type="float">
            <text:p>511265</text:p>
          </table:table-cell>
          <table:table-cell office:value-type="string" calcext:value-type="string">
            <text:p>ML000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42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200121" calcext:value-type="float">
            <text:p>20200121</text:p>
          </table:table-cell>
          <table:table-cell office:value-type="string" calcext:value-type="string">
            <text:p>2020-01-24</text:p>
          </table:table-cell>
          <table:table-cell office:value-type="float" office:value="11780.38" calcext:value-type="float">
            <text:p>11780.38</text:p>
          </table:table-cell>
          <table:table-cell office:value-type="float" office:value="9400" calcext:value-type="float">
            <text:p>9400</text:p>
          </table:table-cell>
          <table:table-cell office:value-type="float" office:value="2052.05" calcext:value-type="float">
            <text:p>2052.05</text:p>
          </table:table-cell>
          <table:table-cell office:value-type="float" office:value="328.328" calcext:value-type="float">
            <text:p>328.328</text:p>
          </table:table-cell>
          <table:table-cell office:value-type="float" office:value="655" calcext:value-type="float">
            <text:p>655</text:p>
          </table:table-cell>
          <table:table-cell office:value-type="float" office:value="522.76" calcext:value-type="float">
            <text:p>522.76</text:p>
          </table:table-cell>
          <table:table-cell office:value-type="float" office:value="114" calcext:value-type="float">
            <text:p>114</text:p>
          </table:table-cell>
          <table:table-cell office:value-type="float" office:value="18.24" calcext:value-type="float">
            <text:p>18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750301786" calcext:value-type="float">
            <text:p>808750301786</text:p>
          </table:table-cell>
          <table:table-cell office:value-type="float" office:value="511335" calcext:value-type="float">
            <text:p>511335</text:p>
          </table:table-cell>
          <table:table-cell office:value-type="string" calcext:value-type="string">
            <text:p>ML0001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0002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200122" calcext:value-type="float">
            <text:p>20200122</text:p>
          </table:table-cell>
          <table:table-cell office:value-type="string" calcext:value-type="string">
            <text:p>2020-01-28</text:p>
          </table:table-cell>
          <table:table-cell office:value-type="float" office:value="209.19" calcext:value-type="float">
            <text:p>209.19</text:p>
          </table:table-cell>
          <table:table-cell office:value-type="float" office:value="192" calcext:value-type="float">
            <text:p>192</text:p>
          </table:table-cell>
          <table:table-cell office:value-type="float" office:value="14.82" calcext:value-type="float">
            <text:p>14.82</text:p>
          </table:table-cell>
          <table:table-cell office:value-type="float" office:value="2.37124" calcext:value-type="float">
            <text:p>2.37124</text:p>
          </table:table-cell>
          <table:table-cell office:value-type="float" office:value="35" calcext:value-type="float">
            <text:p>35</text:p>
          </table:table-cell>
          <table:table-cell office:value-type="float" office:value="32.13" calcext:value-type="float">
            <text:p>32.13</text:p>
          </table:table-cell>
          <table:table-cell office:value-type="float" office:value="2.47" calcext:value-type="float">
            <text:p>2.47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750301786" calcext:value-type="float">
            <text:p>808750301786</text:p>
          </table:table-cell>
          <table:table-cell office:value-type="float" office:value="511336" calcext:value-type="float">
            <text:p>511336</text:p>
          </table:table-cell>
          <table:table-cell office:value-type="string" calcext:value-type="string">
            <text:p>ML0001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U1352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200122" calcext:value-type="float">
            <text:p>20200122</text:p>
          </table:table-cell>
          <table:table-cell office:value-type="string" calcext:value-type="string">
            <text:p>2020-01-28</text:p>
          </table:table-cell>
          <table:table-cell office:value-type="float" office:value="12156.35" calcext:value-type="float">
            <text:p>12156.35</text:p>
          </table:table-cell>
          <table:table-cell office:value-type="float" office:value="9700" calcext:value-type="float">
            <text:p>9700</text:p>
          </table:table-cell>
          <table:table-cell office:value-type="float" office:value="2117.54" calcext:value-type="float">
            <text:p>2117.54</text:p>
          </table:table-cell>
          <table:table-cell office:value-type="float" office:value="338.806" calcext:value-type="float">
            <text:p>338.806</text:p>
          </table:table-cell>
          <table:table-cell office:value-type="float" office:value="676" calcext:value-type="float">
            <text:p>676</text:p>
          </table:table-cell>
          <table:table-cell office:value-type="float" office:value="539.54" calcext:value-type="float">
            <text:p>539.54</text:p>
          </table:table-cell>
          <table:table-cell office:value-type="float" office:value="117.64" calcext:value-type="float">
            <text:p>117.64</text:p>
          </table:table-cell>
          <table:table-cell office:value-type="float" office:value="18.82" calcext:value-type="float">
            <text:p>18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031100248" calcext:value-type="float">
            <text:p>808031100248</text:p>
          </table:table-cell>
          <table:table-cell office:value-type="float" office:value="511337" calcext:value-type="float">
            <text:p>511337</text:p>
          </table:table-cell>
          <table:table-cell office:value-type="string" calcext:value-type="string">
            <text:p>ML0002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0002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0200122" calcext:value-type="float">
            <text:p>20200122</text:p>
          </table:table-cell>
          <table:table-cell office:value-type="string" calcext:value-type="string">
            <text:p>2020-01-28</text:p>
          </table:table-cell>
          <table:table-cell office:value-type="float" office:value="209.19" calcext:value-type="float">
            <text:p>209.19</text:p>
          </table:table-cell>
          <table:table-cell office:value-type="float" office:value="192" calcext:value-type="float">
            <text:p>192</text:p>
          </table:table-cell>
          <table:table-cell office:value-type="float" office:value="14.82" calcext:value-type="float">
            <text:p>14.82</text:p>
          </table:table-cell>
          <table:table-cell office:value-type="float" office:value="2.37124" calcext:value-type="float">
            <text:p>2.37124</text:p>
          </table:table-cell>
          <table:table-cell office:value-type="float" office:value="35" calcext:value-type="float">
            <text:p>35</text:p>
          </table:table-cell>
          <table:table-cell office:value-type="float" office:value="32.13" calcext:value-type="float">
            <text:p>32.13</text:p>
          </table:table-cell>
          <table:table-cell office:value-type="float" office:value="2.47" calcext:value-type="float">
            <text:p>2.47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031100248" calcext:value-type="float">
            <text:p>808031100248</text:p>
          </table:table-cell>
          <table:table-cell office:value-type="float" office:value="511338" calcext:value-type="float">
            <text:p>511338</text:p>
          </table:table-cell>
          <table:table-cell office:value-type="string" calcext:value-type="string">
            <text:p>ML0002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13386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200122" calcext:value-type="float">
            <text:p>20200122</text:p>
          </table:table-cell>
          <table:table-cell office:value-type="string" calcext:value-type="string">
            <text:p>2020-01-28</text:p>
          </table:table-cell>
          <table:table-cell office:value-type="float" office:value="15327.03" calcext:value-type="float">
            <text:p>15327.03</text:p>
          </table:table-cell>
          <table:table-cell office:value-type="float" office:value="12230" calcext:value-type="float">
            <text:p>12230</text:p>
          </table:table-cell>
          <table:table-cell office:value-type="float" office:value="2669.85" calcext:value-type="float">
            <text:p>2669.85</text:p>
          </table:table-cell>
          <table:table-cell office:value-type="float" office:value="427.176" calcext:value-type="float">
            <text:p>427.176</text:p>
          </table:table-cell>
          <table:table-cell office:value-type="float" office:value="852" calcext:value-type="float">
            <text:p>852</text:p>
          </table:table-cell>
          <table:table-cell office:value-type="float" office:value="679.95" calcext:value-type="float">
            <text:p>679.95</text:p>
          </table:table-cell>
          <table:table-cell office:value-type="float" office:value="148.32" calcext:value-type="float">
            <text:p>148.32</text:p>
          </table:table-cell>
          <table:table-cell office:value-type="float" office:value="23.73" calcext:value-type="float">
            <text:p>23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950700154" calcext:value-type="float">
            <text:p>808950700154</text:p>
          </table:table-cell>
          <table:table-cell office:value-type="float" office:value="511339" calcext:value-type="float">
            <text:p>511339</text:p>
          </table:table-cell>
          <table:table-cell office:value-type="string" calcext:value-type="string">
            <text:p>ML0000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1342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200122" calcext:value-type="float">
            <text:p>20200122</text:p>
          </table:table-cell>
          <table:table-cell office:value-type="string" calcext:value-type="string">
            <text:p>2020-01-28</text:p>
          </table:table-cell>
          <table:table-cell office:value-type="float" office:value="14604.56" calcext:value-type="float">
            <text:p>14604.56</text:p>
          </table:table-cell>
          <table:table-cell office:value-type="float" office:value="10900" calcext:value-type="float">
            <text:p>10900</text:p>
          </table:table-cell>
          <table:table-cell office:value-type="float" office:value="3193.59" calcext:value-type="float">
            <text:p>3193.59</text:p>
          </table:table-cell>
          <table:table-cell office:value-type="float" office:value="510.974" calcext:value-type="float">
            <text:p>510.974</text:p>
          </table:table-cell>
          <table:table-cell office:value-type="float" office:value="609" calcext:value-type="float">
            <text:p>609</text:p>
          </table:table-cell>
          <table:table-cell office:value-type="float" office:value="454.64" calcext:value-type="float">
            <text:p>454.64</text:p>
          </table:table-cell>
          <table:table-cell office:value-type="float" office:value="133.07" calcext:value-type="float">
            <text:p>133.07</text:p>
          </table:table-cell>
          <table:table-cell office:value-type="float" office:value="21.29" calcext:value-type="float">
            <text:p>21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750316261" calcext:value-type="float">
            <text:p>808750316261</text:p>
          </table:table-cell>
          <table:table-cell office:value-type="float" office:value="511340" calcext:value-type="float">
            <text:p>511340</text:p>
          </table:table-cell>
          <table:table-cell office:value-type="string" calcext:value-type="string">
            <text:p>ML0003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54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22" calcext:value-type="float">
            <text:p>20200122</text:p>
          </table:table-cell>
          <table:table-cell office:value-type="string" calcext:value-type="string">
            <text:p>2020-01-28</text:p>
          </table:table-cell>
          <table:table-cell office:value-type="float" office:value="14604.56" calcext:value-type="float">
            <text:p>14604.56</text:p>
          </table:table-cell>
          <table:table-cell office:value-type="float" office:value="10900" calcext:value-type="float">
            <text:p>10900</text:p>
          </table:table-cell>
          <table:table-cell office:value-type="float" office:value="3193.59" calcext:value-type="float">
            <text:p>3193.59</text:p>
          </table:table-cell>
          <table:table-cell office:value-type="float" office:value="510.974" calcext:value-type="float">
            <text:p>510.974</text:p>
          </table:table-cell>
          <table:table-cell office:value-type="float" office:value="609" calcext:value-type="float">
            <text:p>609</text:p>
          </table:table-cell>
          <table:table-cell office:value-type="float" office:value="454.64" calcext:value-type="float">
            <text:p>454.64</text:p>
          </table:table-cell>
          <table:table-cell office:value-type="float" office:value="133.07" calcext:value-type="float">
            <text:p>133.07</text:p>
          </table:table-cell>
          <table:table-cell office:value-type="float" office:value="21.29" calcext:value-type="float">
            <text:p>21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161000133" calcext:value-type="float">
            <text:p>807161000133</text:p>
          </table:table-cell>
          <table:table-cell office:value-type="float" office:value="511341" calcext:value-type="float">
            <text:p>511341</text:p>
          </table:table-cell>
          <table:table-cell office:value-type="string" calcext:value-type="string">
            <text:p>ML0002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13530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22" calcext:value-type="float">
            <text:p>20200122</text:p>
          </table:table-cell>
          <table:table-cell office:value-type="string" calcext:value-type="string">
            <text:p>2020-01-28</text:p>
          </table:table-cell>
          <table:table-cell office:value-type="float" office:value="16346.39" calcext:value-type="float">
            <text:p>16346.39</text:p>
          </table:table-cell>
          <table:table-cell office:value-type="float" office:value="12200" calcext:value-type="float">
            <text:p>12200</text:p>
          </table:table-cell>
          <table:table-cell office:value-type="float" office:value="3574.47" calcext:value-type="float">
            <text:p>3574.47</text:p>
          </table:table-cell>
          <table:table-cell office:value-type="float" office:value="571.915" calcext:value-type="float">
            <text:p>571.915</text:p>
          </table:table-cell>
          <table:table-cell office:value-type="float" office:value="682" calcext:value-type="float">
            <text:p>682</text:p>
          </table:table-cell>
          <table:table-cell office:value-type="float" office:value="509.23" calcext:value-type="float">
            <text:p>509.23</text:p>
          </table:table-cell>
          <table:table-cell office:value-type="float" office:value="148.94" calcext:value-type="float">
            <text:p>148.94</text:p>
          </table:table-cell>
          <table:table-cell office:value-type="float" office:value="23.83" calcext:value-type="float">
            <text:p>23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060800658" calcext:value-type="float">
            <text:p>808060800658</text:p>
          </table:table-cell>
          <table:table-cell office:value-type="float" office:value="511342" calcext:value-type="float">
            <text:p>511342</text:p>
          </table:table-cell>
          <table:table-cell office:value-type="string" calcext:value-type="string">
            <text:p>ML0001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13495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200122" calcext:value-type="float">
            <text:p>20200122</text:p>
          </table:table-cell>
          <table:table-cell office:value-type="string" calcext:value-type="string">
            <text:p>2020-01-28</text:p>
          </table:table-cell>
          <table:table-cell office:value-type="float" office:value="10589.81" calcext:value-type="float">
            <text:p>10589.81</text:p>
          </table:table-cell>
          <table:table-cell office:value-type="float" office:value="8450" calcext:value-type="float">
            <text:p>8450</text:p>
          </table:table-cell>
          <table:table-cell office:value-type="float" office:value="1844.66" calcext:value-type="float">
            <text:p>1844.66</text:p>
          </table:table-cell>
          <table:table-cell office:value-type="float" office:value="295.146" calcext:value-type="float">
            <text:p>295.146</text:p>
          </table:table-cell>
          <table:table-cell office:value-type="float" office:value="589" calcext:value-type="float">
            <text:p>589</text:p>
          </table:table-cell>
          <table:table-cell office:value-type="float" office:value="470.12" calcext:value-type="float">
            <text:p>470.12</text:p>
          </table:table-cell>
          <table:table-cell office:value-type="float" office:value="102.48" calcext:value-type="float">
            <text:p>102.48</text:p>
          </table:table-cell>
          <table:table-cell office:value-type="float" office:value="16.4" calcext:value-type="float">
            <text:p>1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870500111" calcext:value-type="float">
            <text:p>808870500111</text:p>
          </table:table-cell>
          <table:table-cell office:value-type="float" office:value="511343" calcext:value-type="float">
            <text:p>511343</text:p>
          </table:table-cell>
          <table:table-cell office:value-type="string" calcext:value-type="string">
            <text:p>ML0003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0004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0200122" calcext:value-type="float">
            <text:p>20200122</text:p>
          </table:table-cell>
          <table:table-cell office:value-type="string" calcext:value-type="string">
            <text:p>2020-01-28</text:p>
          </table:table-cell>
          <table:table-cell office:value-type="float" office:value="209.19" calcext:value-type="float">
            <text:p>209.19</text:p>
          </table:table-cell>
          <table:table-cell office:value-type="float" office:value="192" calcext:value-type="float">
            <text:p>192</text:p>
          </table:table-cell>
          <table:table-cell office:value-type="float" office:value="14.82" calcext:value-type="float">
            <text:p>14.82</text:p>
          </table:table-cell>
          <table:table-cell office:value-type="float" office:value="2.37124" calcext:value-type="float">
            <text:p>2.37124</text:p>
          </table:table-cell>
          <table:table-cell office:value-type="float" office:value="35" calcext:value-type="float">
            <text:p>35</text:p>
          </table:table-cell>
          <table:table-cell office:value-type="float" office:value="32.13" calcext:value-type="float">
            <text:p>32.13</text:p>
          </table:table-cell>
          <table:table-cell office:value-type="float" office:value="2.47" calcext:value-type="float">
            <text:p>2.47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870500111" calcext:value-type="float">
            <text:p>808870500111</text:p>
          </table:table-cell>
          <table:table-cell office:value-type="float" office:value="511345" calcext:value-type="float">
            <text:p>511345</text:p>
          </table:table-cell>
          <table:table-cell office:value-type="string" calcext:value-type="string">
            <text:p>ML0003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509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200122" calcext:value-type="float">
            <text:p>20200122</text:p>
          </table:table-cell>
          <table:table-cell office:value-type="string" calcext:value-type="string">
            <text:p>2020-01-28</text:p>
          </table:table-cell>
          <table:table-cell office:value-type="float" office:value="16386.58" calcext:value-type="float">
            <text:p>16386.58</text:p>
          </table:table-cell>
          <table:table-cell office:value-type="float" office:value="12230" calcext:value-type="float">
            <text:p>12230</text:p>
          </table:table-cell>
          <table:table-cell office:value-type="float" office:value="3583.26" calcext:value-type="float">
            <text:p>3583.26</text:p>
          </table:table-cell>
          <table:table-cell office:value-type="float" office:value="573.322" calcext:value-type="float">
            <text:p>573.322</text:p>
          </table:table-cell>
          <table:table-cell office:value-type="float" office:value="683" calcext:value-type="float">
            <text:p>683</text:p>
          </table:table-cell>
          <table:table-cell office:value-type="float" office:value="509.81" calcext:value-type="float">
            <text:p>509.81</text:p>
          </table:table-cell>
          <table:table-cell office:value-type="float" office:value="149.3" calcext:value-type="float">
            <text:p>149.3</text:p>
          </table:table-cell>
          <table:table-cell office:value-type="float" office:value="23.89" calcext:value-type="float">
            <text:p>23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140700077" calcext:value-type="float">
            <text:p>808140700077</text:p>
          </table:table-cell>
          <table:table-cell office:value-type="float" office:value="511346" calcext:value-type="float">
            <text:p>511346</text:p>
          </table:table-cell>
          <table:table-cell office:value-type="string" calcext:value-type="string">
            <text:p>ML0003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48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22" calcext:value-type="float">
            <text:p>20200122</text:p>
          </table:table-cell>
          <table:table-cell office:value-type="string" calcext:value-type="string">
            <text:p>2020-01-28</text:p>
          </table:table-cell>
          <table:table-cell office:value-type="float" office:value="16346.45" calcext:value-type="float">
            <text:p>16346.45</text:p>
          </table:table-cell>
          <table:table-cell office:value-type="float" office:value="12200" calcext:value-type="float">
            <text:p>12200</text:p>
          </table:table-cell>
          <table:table-cell office:value-type="float" office:value="3574.49" calcext:value-type="float">
            <text:p>3574.49</text:p>
          </table:table-cell>
          <table:table-cell office:value-type="float" office:value="571.918" calcext:value-type="float">
            <text:p>571.918</text:p>
          </table:table-cell>
          <table:table-cell office:value-type="float" office:value="682" calcext:value-type="float">
            <text:p>682</text:p>
          </table:table-cell>
          <table:table-cell office:value-type="float" office:value="509.23" calcext:value-type="float">
            <text:p>509.23</text:p>
          </table:table-cell>
          <table:table-cell office:value-type="float" office:value="148.94" calcext:value-type="float">
            <text:p>148.94</text:p>
          </table:table-cell>
          <table:table-cell office:value-type="float" office:value="23.83" calcext:value-type="float">
            <text:p>23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170400128" calcext:value-type="float">
            <text:p>807170400128</text:p>
          </table:table-cell>
          <table:table-cell office:value-type="float" office:value="511705" calcext:value-type="float">
            <text:p>511705</text:p>
          </table:table-cell>
          <table:table-cell office:value-type="string" calcext:value-type="string">
            <text:p>ML0003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488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27" calcext:value-type="float">
            <text:p>20200127</text:p>
          </table:table-cell>
          <table:table-cell office:value-type="string" calcext:value-type="string">
            <text:p>2020-01-31</text:p>
          </table:table-cell>
          <table:table-cell office:value-type="float" office:value="16165.54" calcext:value-type="float">
            <text:p>16165.54</text:p>
          </table:table-cell>
          <table:table-cell office:value-type="float" office:value="12065" calcext:value-type="float">
            <text:p>12065</text:p>
          </table:table-cell>
          <table:table-cell office:value-type="float" office:value="3534.93" calcext:value-type="float">
            <text:p>3534.93</text:p>
          </table:table-cell>
          <table:table-cell office:value-type="float" office:value="565.589" calcext:value-type="float">
            <text:p>565.589</text:p>
          </table:table-cell>
          <table:table-cell office:value-type="float" office:value="674" calcext:value-type="float">
            <text:p>674</text:p>
          </table:table-cell>
          <table:table-cell office:value-type="float" office:value="503.14" calcext:value-type="float">
            <text:p>503.14</text:p>
          </table:table-cell>
          <table:table-cell office:value-type="float" office:value="147.29" calcext:value-type="float">
            <text:p>147.29</text:p>
          </table:table-cell>
          <table:table-cell office:value-type="float" office:value="23.57" calcext:value-type="float">
            <text:p>23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120500211" calcext:value-type="float">
            <text:p>807120500211</text:p>
          </table:table-cell>
          <table:table-cell office:value-type="float" office:value="511706" calcext:value-type="float">
            <text:p>511706</text:p>
          </table:table-cell>
          <table:table-cell office:value-type="string" calcext:value-type="string">
            <text:p>ML0003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489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27" calcext:value-type="float">
            <text:p>20200127</text:p>
          </table:table-cell>
          <table:table-cell office:value-type="string" calcext:value-type="string">
            <text:p>2020-01-31</text:p>
          </table:table-cell>
          <table:table-cell office:value-type="float" office:value="16165.54" calcext:value-type="float">
            <text:p>16165.54</text:p>
          </table:table-cell>
          <table:table-cell office:value-type="float" office:value="12065" calcext:value-type="float">
            <text:p>12065</text:p>
          </table:table-cell>
          <table:table-cell office:value-type="float" office:value="3534.93" calcext:value-type="float">
            <text:p>3534.93</text:p>
          </table:table-cell>
          <table:table-cell office:value-type="float" office:value="565.589" calcext:value-type="float">
            <text:p>565.589</text:p>
          </table:table-cell>
          <table:table-cell office:value-type="float" office:value="674" calcext:value-type="float">
            <text:p>674</text:p>
          </table:table-cell>
          <table:table-cell office:value-type="float" office:value="503.14" calcext:value-type="float">
            <text:p>503.14</text:p>
          </table:table-cell>
          <table:table-cell office:value-type="float" office:value="147.29" calcext:value-type="float">
            <text:p>147.29</text:p>
          </table:table-cell>
          <table:table-cell office:value-type="float" office:value="23.57" calcext:value-type="float">
            <text:p>23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080301457" calcext:value-type="float">
            <text:p>807080301457</text:p>
          </table:table-cell>
          <table:table-cell office:value-type="float" office:value="511708" calcext:value-type="float">
            <text:p>511708</text:p>
          </table:table-cell>
          <table:table-cell office:value-type="string" calcext:value-type="string">
            <text:p>ML0003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467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27" calcext:value-type="float">
            <text:p>20200127</text:p>
          </table:table-cell>
          <table:table-cell office:value-type="string" calcext:value-type="string">
            <text:p>2020-01-31</text:p>
          </table:table-cell>
          <table:table-cell office:value-type="float" office:value="16346.45" calcext:value-type="float">
            <text:p>16346.45</text:p>
          </table:table-cell>
          <table:table-cell office:value-type="float" office:value="12200" calcext:value-type="float">
            <text:p>12200</text:p>
          </table:table-cell>
          <table:table-cell office:value-type="float" office:value="3574.49" calcext:value-type="float">
            <text:p>3574.49</text:p>
          </table:table-cell>
          <table:table-cell office:value-type="float" office:value="571.918" calcext:value-type="float">
            <text:p>571.918</text:p>
          </table:table-cell>
          <table:table-cell office:value-type="float" office:value="682" calcext:value-type="float">
            <text:p>682</text:p>
          </table:table-cell>
          <table:table-cell office:value-type="float" office:value="509.23" calcext:value-type="float">
            <text:p>509.23</text:p>
          </table:table-cell>
          <table:table-cell office:value-type="float" office:value="148.94" calcext:value-type="float">
            <text:p>148.94</text:p>
          </table:table-cell>
          <table:table-cell office:value-type="float" office:value="23.83" calcext:value-type="float">
            <text:p>23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050600531" calcext:value-type="float">
            <text:p>807050600531</text:p>
          </table:table-cell>
          <table:table-cell office:value-type="float" office:value="511709" calcext:value-type="float">
            <text:p>511709</text:p>
          </table:table-cell>
          <table:table-cell office:value-type="string" calcext:value-type="string">
            <text:p>ML000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470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27" calcext:value-type="float">
            <text:p>20200127</text:p>
          </table:table-cell>
          <table:table-cell office:value-type="string" calcext:value-type="string">
            <text:p>2020-01-31</text:p>
          </table:table-cell>
          <table:table-cell office:value-type="float" office:value="16346.45" calcext:value-type="float">
            <text:p>16346.45</text:p>
          </table:table-cell>
          <table:table-cell office:value-type="float" office:value="12200" calcext:value-type="float">
            <text:p>12200</text:p>
          </table:table-cell>
          <table:table-cell office:value-type="float" office:value="3574.49" calcext:value-type="float">
            <text:p>3574.49</text:p>
          </table:table-cell>
          <table:table-cell office:value-type="float" office:value="571.918" calcext:value-type="float">
            <text:p>571.918</text:p>
          </table:table-cell>
          <table:table-cell office:value-type="float" office:value="682" calcext:value-type="float">
            <text:p>682</text:p>
          </table:table-cell>
          <table:table-cell office:value-type="float" office:value="509.23" calcext:value-type="float">
            <text:p>509.23</text:p>
          </table:table-cell>
          <table:table-cell office:value-type="float" office:value="148.94" calcext:value-type="float">
            <text:p>148.94</text:p>
          </table:table-cell>
          <table:table-cell office:value-type="float" office:value="23.83" calcext:value-type="float">
            <text:p>23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030500684" calcext:value-type="float">
            <text:p>808030500684</text:p>
          </table:table-cell>
          <table:table-cell office:value-type="float" office:value="511726" calcext:value-type="float">
            <text:p>511726</text:p>
          </table:table-cell>
          <table:table-cell office:value-type="string" calcext:value-type="string">
            <text:p>ML0001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13505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200127" calcext:value-type="float">
            <text:p>20200127</text:p>
          </table:table-cell>
          <table:table-cell office:value-type="string" calcext:value-type="string">
            <text:p>2020-01-31</text:p>
          </table:table-cell>
          <table:table-cell office:value-type="float" office:value="13666.65" calcext:value-type="float">
            <text:p>13666.65</text:p>
          </table:table-cell>
          <table:table-cell office:value-type="float" office:value="10200" calcext:value-type="float">
            <text:p>10200</text:p>
          </table:table-cell>
          <table:table-cell office:value-type="float" office:value="2988.49" calcext:value-type="float">
            <text:p>2988.49</text:p>
          </table:table-cell>
          <table:table-cell office:value-type="float" office:value="478.158" calcext:value-type="float">
            <text:p>478.158</text:p>
          </table:table-cell>
          <table:table-cell office:value-type="float" office:value="570" calcext:value-type="float">
            <text:p>570</text:p>
          </table:table-cell>
          <table:table-cell office:value-type="float" office:value="425.56" calcext:value-type="float">
            <text:p>425.56</text:p>
          </table:table-cell>
          <table:table-cell office:value-type="float" office:value="124.52" calcext:value-type="float">
            <text:p>124.52</text:p>
          </table:table-cell>
          <table:table-cell office:value-type="float" office:value="19.92" calcext:value-type="float">
            <text:p>19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960100040" calcext:value-type="float">
            <text:p>808960100040</text:p>
          </table:table-cell>
          <table:table-cell office:value-type="float" office:value="511731" calcext:value-type="float">
            <text:p>511731</text:p>
          </table:table-cell>
          <table:table-cell office:value-type="string" calcext:value-type="string">
            <text:p>ML0003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488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27" calcext:value-type="float">
            <text:p>20200127</text:p>
          </table:table-cell>
          <table:table-cell office:value-type="string" calcext:value-type="string">
            <text:p>2020-01-31</text:p>
          </table:table-cell>
          <table:table-cell office:value-type="float" office:value="15984.63" calcext:value-type="float">
            <text:p>15984.63</text:p>
          </table:table-cell>
          <table:table-cell office:value-type="float" office:value="11930" calcext:value-type="float">
            <text:p>11930</text:p>
          </table:table-cell>
          <table:table-cell office:value-type="float" office:value="3495.37" calcext:value-type="float">
            <text:p>3495.37</text:p>
          </table:table-cell>
          <table:table-cell office:value-type="float" office:value="559.259" calcext:value-type="float">
            <text:p>559.259</text:p>
          </table:table-cell>
          <table:table-cell office:value-type="float" office:value="667" calcext:value-type="float">
            <text:p>667</text:p>
          </table:table-cell>
          <table:table-cell office:value-type="float" office:value="498.06" calcext:value-type="float">
            <text:p>498.06</text:p>
          </table:table-cell>
          <table:table-cell office:value-type="float" office:value="145.64" calcext:value-type="float">
            <text:p>145.64</text:p>
          </table:table-cell>
          <table:table-cell office:value-type="float" office:value="23.3" calcext:value-type="float">
            <text:p>23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141000443" calcext:value-type="float">
            <text:p>808141000443</text:p>
          </table:table-cell>
          <table:table-cell office:value-type="float" office:value="511733" calcext:value-type="float">
            <text:p>511733</text:p>
          </table:table-cell>
          <table:table-cell office:value-type="string" calcext:value-type="string">
            <text:p>ML000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497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27" calcext:value-type="float">
            <text:p>20200127</text:p>
          </table:table-cell>
          <table:table-cell office:value-type="string" calcext:value-type="string">
            <text:p>2020-01-31</text:p>
          </table:table-cell>
          <table:table-cell office:value-type="float" office:value="15984.63" calcext:value-type="float">
            <text:p>15984.63</text:p>
          </table:table-cell>
          <table:table-cell office:value-type="float" office:value="11930" calcext:value-type="float">
            <text:p>11930</text:p>
          </table:table-cell>
          <table:table-cell office:value-type="float" office:value="3495.37" calcext:value-type="float">
            <text:p>3495.37</text:p>
          </table:table-cell>
          <table:table-cell office:value-type="float" office:value="559.259" calcext:value-type="float">
            <text:p>559.259</text:p>
          </table:table-cell>
          <table:table-cell office:value-type="float" office:value="667" calcext:value-type="float">
            <text:p>667</text:p>
          </table:table-cell>
          <table:table-cell office:value-type="float" office:value="498.06" calcext:value-type="float">
            <text:p>498.06</text:p>
          </table:table-cell>
          <table:table-cell office:value-type="float" office:value="145.64" calcext:value-type="float">
            <text:p>145.64</text:p>
          </table:table-cell>
          <table:table-cell office:value-type="float" office:value="23.3" calcext:value-type="float">
            <text:p>23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070100808" calcext:value-type="float">
            <text:p>808070100808</text:p>
          </table:table-cell>
          <table:table-cell office:value-type="float" office:value="511735" calcext:value-type="float">
            <text:p>511735</text:p>
          </table:table-cell>
          <table:table-cell office:value-type="string" calcext:value-type="string">
            <text:p>ML0003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55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27" calcext:value-type="float">
            <text:p>20200127</text:p>
          </table:table-cell>
          <table:table-cell office:value-type="string" calcext:value-type="string">
            <text:p>2020-01-31</text:p>
          </table:table-cell>
          <table:table-cell office:value-type="float" office:value="15984.63" calcext:value-type="float">
            <text:p>15984.63</text:p>
          </table:table-cell>
          <table:table-cell office:value-type="float" office:value="11930" calcext:value-type="float">
            <text:p>11930</text:p>
          </table:table-cell>
          <table:table-cell office:value-type="float" office:value="3495.37" calcext:value-type="float">
            <text:p>3495.37</text:p>
          </table:table-cell>
          <table:table-cell office:value-type="float" office:value="559.259" calcext:value-type="float">
            <text:p>559.259</text:p>
          </table:table-cell>
          <table:table-cell office:value-type="float" office:value="667" calcext:value-type="float">
            <text:p>667</text:p>
          </table:table-cell>
          <table:table-cell office:value-type="float" office:value="498.06" calcext:value-type="float">
            <text:p>498.06</text:p>
          </table:table-cell>
          <table:table-cell office:value-type="float" office:value="145.64" calcext:value-type="float">
            <text:p>145.64</text:p>
          </table:table-cell>
          <table:table-cell office:value-type="float" office:value="23.3" calcext:value-type="float">
            <text:p>23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940500343" calcext:value-type="float">
            <text:p>808940500343</text:p>
          </table:table-cell>
          <table:table-cell office:value-type="float" office:value="511738" calcext:value-type="float">
            <text:p>511738</text:p>
          </table:table-cell>
          <table:table-cell office:value-type="string" calcext:value-type="string">
            <text:p>ML000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1346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27" calcext:value-type="float">
            <text:p>20200127</text:p>
          </table:table-cell>
          <table:table-cell office:value-type="string" calcext:value-type="string">
            <text:p>2020-01-31</text:p>
          </table:table-cell>
          <table:table-cell office:value-type="float" office:value="15944.37" calcext:value-type="float">
            <text:p>15944.37</text:p>
          </table:table-cell>
          <table:table-cell office:value-type="float" office:value="11900" calcext:value-type="float">
            <text:p>11900</text:p>
          </table:table-cell>
          <table:table-cell office:value-type="float" office:value="3486.56" calcext:value-type="float">
            <text:p>3486.56</text:p>
          </table:table-cell>
          <table:table-cell office:value-type="float" office:value="557.85" calcext:value-type="float">
            <text:p>557.85</text:p>
          </table:table-cell>
          <table:table-cell office:value-type="float" office:value="665" calcext:value-type="float">
            <text:p>665</text:p>
          </table:table-cell>
          <table:table-cell office:value-type="float" office:value="496.49" calcext:value-type="float">
            <text:p>496.49</text:p>
          </table:table-cell>
          <table:table-cell office:value-type="float" office:value="145.27" calcext:value-type="float">
            <text:p>145.27</text:p>
          </table:table-cell>
          <table:table-cell office:value-type="float" office:value="23.24" calcext:value-type="float">
            <text:p>2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071100330" calcext:value-type="float">
            <text:p>808071100330</text:p>
          </table:table-cell>
          <table:table-cell office:value-type="float" office:value="511741" calcext:value-type="float">
            <text:p>511741</text:p>
          </table:table-cell>
          <table:table-cell office:value-type="string" calcext:value-type="string">
            <text:p>ML0003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447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27" calcext:value-type="float">
            <text:p>20200127</text:p>
          </table:table-cell>
          <table:table-cell office:value-type="string" calcext:value-type="string">
            <text:p>2020-01-31</text:p>
          </table:table-cell>
          <table:table-cell office:value-type="float" office:value="15944.37" calcext:value-type="float">
            <text:p>15944.37</text:p>
          </table:table-cell>
          <table:table-cell office:value-type="float" office:value="11900" calcext:value-type="float">
            <text:p>11900</text:p>
          </table:table-cell>
          <table:table-cell office:value-type="float" office:value="3486.56" calcext:value-type="float">
            <text:p>3486.56</text:p>
          </table:table-cell>
          <table:table-cell office:value-type="float" office:value="557.85" calcext:value-type="float">
            <text:p>557.85</text:p>
          </table:table-cell>
          <table:table-cell office:value-type="float" office:value="665" calcext:value-type="float">
            <text:p>665</text:p>
          </table:table-cell>
          <table:table-cell office:value-type="float" office:value="496.49" calcext:value-type="float">
            <text:p>496.49</text:p>
          </table:table-cell>
          <table:table-cell office:value-type="float" office:value="145.27" calcext:value-type="float">
            <text:p>145.27</text:p>
          </table:table-cell>
          <table:table-cell office:value-type="float" office:value="23.24" calcext:value-type="float">
            <text:p>2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100500193" calcext:value-type="float">
            <text:p>804100500193</text:p>
          </table:table-cell>
          <table:table-cell office:value-type="float" office:value="511833" calcext:value-type="float">
            <text:p>511833</text:p>
          </table:table-cell>
          <table:table-cell office:value-type="string" calcext:value-type="string">
            <text:p>ML000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13535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28" calcext:value-type="float">
            <text:p>20200128</text:p>
          </table:table-cell>
          <table:table-cell office:value-type="string" calcext:value-type="string">
            <text:p>2020-01-31</text:p>
          </table:table-cell>
          <table:table-cell office:value-type="float" office:value="15944.37" calcext:value-type="float">
            <text:p>15944.37</text:p>
          </table:table-cell>
          <table:table-cell office:value-type="float" office:value="11900" calcext:value-type="float">
            <text:p>11900</text:p>
          </table:table-cell>
          <table:table-cell office:value-type="float" office:value="3486.56" calcext:value-type="float">
            <text:p>3486.56</text:p>
          </table:table-cell>
          <table:table-cell office:value-type="float" office:value="557.85" calcext:value-type="float">
            <text:p>557.85</text:p>
          </table:table-cell>
          <table:table-cell office:value-type="float" office:value="665" calcext:value-type="float">
            <text:p>665</text:p>
          </table:table-cell>
          <table:table-cell office:value-type="float" office:value="496.49" calcext:value-type="float">
            <text:p>496.49</text:p>
          </table:table-cell>
          <table:table-cell office:value-type="float" office:value="145.27" calcext:value-type="float">
            <text:p>145.27</text:p>
          </table:table-cell>
          <table:table-cell office:value-type="float" office:value="23.24" calcext:value-type="float">
            <text:p>2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100800978" calcext:value-type="float">
            <text:p>807100800978</text:p>
          </table:table-cell>
          <table:table-cell office:value-type="float" office:value="511834" calcext:value-type="float">
            <text:p>511834</text:p>
          </table:table-cell>
          <table:table-cell office:value-type="string" calcext:value-type="string">
            <text:p>ML0003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473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28" calcext:value-type="float">
            <text:p>20200128</text:p>
          </table:table-cell>
          <table:table-cell office:value-type="string" calcext:value-type="string">
            <text:p>2020-01-31</text:p>
          </table:table-cell>
          <table:table-cell office:value-type="float" office:value="16165.54" calcext:value-type="float">
            <text:p>16165.54</text:p>
          </table:table-cell>
          <table:table-cell office:value-type="float" office:value="12065" calcext:value-type="float">
            <text:p>12065</text:p>
          </table:table-cell>
          <table:table-cell office:value-type="float" office:value="3534.93" calcext:value-type="float">
            <text:p>3534.93</text:p>
          </table:table-cell>
          <table:table-cell office:value-type="float" office:value="565.589" calcext:value-type="float">
            <text:p>565.589</text:p>
          </table:table-cell>
          <table:table-cell office:value-type="float" office:value="674" calcext:value-type="float">
            <text:p>674</text:p>
          </table:table-cell>
          <table:table-cell office:value-type="float" office:value="503.14" calcext:value-type="float">
            <text:p>503.14</text:p>
          </table:table-cell>
          <table:table-cell office:value-type="float" office:value="147.29" calcext:value-type="float">
            <text:p>147.29</text:p>
          </table:table-cell>
          <table:table-cell office:value-type="float" office:value="23.57" calcext:value-type="float">
            <text:p>23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750321200" calcext:value-type="float">
            <text:p>804750321200</text:p>
          </table:table-cell>
          <table:table-cell office:value-type="float" office:value="511835" calcext:value-type="float">
            <text:p>511835</text:p>
          </table:table-cell>
          <table:table-cell office:value-type="string" calcext:value-type="string">
            <text:p>ML0003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13535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200128" calcext:value-type="float">
            <text:p>20200128</text:p>
          </table:table-cell>
          <table:table-cell office:value-type="string" calcext:value-type="string">
            <text:p>2020-01-31</text:p>
          </table:table-cell>
          <table:table-cell office:value-type="float" office:value="15944.37" calcext:value-type="float">
            <text:p>15944.37</text:p>
          </table:table-cell>
          <table:table-cell office:value-type="float" office:value="11900" calcext:value-type="float">
            <text:p>11900</text:p>
          </table:table-cell>
          <table:table-cell office:value-type="float" office:value="3486.56" calcext:value-type="float">
            <text:p>3486.56</text:p>
          </table:table-cell>
          <table:table-cell office:value-type="float" office:value="557.85" calcext:value-type="float">
            <text:p>557.85</text:p>
          </table:table-cell>
          <table:table-cell office:value-type="float" office:value="665" calcext:value-type="float">
            <text:p>665</text:p>
          </table:table-cell>
          <table:table-cell office:value-type="float" office:value="496.49" calcext:value-type="float">
            <text:p>496.49</text:p>
          </table:table-cell>
          <table:table-cell office:value-type="float" office:value="145.27" calcext:value-type="float">
            <text:p>145.27</text:p>
          </table:table-cell>
          <table:table-cell office:value-type="float" office:value="23.24" calcext:value-type="float">
            <text:p>2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080600322" calcext:value-type="float">
            <text:p>807080600322</text:p>
          </table:table-cell>
          <table:table-cell office:value-type="float" office:value="511878" calcext:value-type="float">
            <text:p>511878</text:p>
          </table:table-cell>
          <table:table-cell office:value-type="string" calcext:value-type="string">
            <text:p>ML00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444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200129" calcext:value-type="float">
            <text:p>20200129</text:p>
          </table:table-cell>
          <table:table-cell table:style-name="ce9"/>
          <table:table-cell office:value-type="float" office:value="11780.38" calcext:value-type="float">
            <text:p>11780.38</text:p>
          </table:table-cell>
          <table:table-cell office:value-type="float" office:value="9400" calcext:value-type="float">
            <text:p>9400</text:p>
          </table:table-cell>
          <table:table-cell office:value-type="float" office:value="2052.05" calcext:value-type="float">
            <text:p>2052.05</text:p>
          </table:table-cell>
          <table:table-cell office:value-type="float" office:value="328.328" calcext:value-type="float">
            <text:p>328.328</text:p>
          </table:table-cell>
          <table:table-cell office:value-type="float" office:value="655" calcext:value-type="float">
            <text:p>655</text:p>
          </table:table-cell>
          <table:table-cell office:value-type="float" office:value="522.76" calcext:value-type="float">
            <text:p>522.76</text:p>
          </table:table-cell>
          <table:table-cell office:value-type="float" office:value="114" calcext:value-type="float">
            <text:p>114</text:p>
          </table:table-cell>
          <table:table-cell office:value-type="float" office:value="18.24" calcext:value-type="float">
            <text:p>18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901000040" calcext:value-type="float">
            <text:p>808901000040</text:p>
          </table:table-cell>
          <table:table-cell office:value-type="float" office:value="511879" calcext:value-type="float">
            <text:p>511879</text:p>
          </table:table-cell>
          <table:table-cell office:value-type="string" calcext:value-type="string">
            <text:p>ML0002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1362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200129" calcext:value-type="float">
            <text:p>20200129</text:p>
          </table:table-cell>
          <table:table-cell table:style-name="ce9"/>
          <table:table-cell office:value-type="float" office:value="14470.59" calcext:value-type="float">
            <text:p>14470.59</text:p>
          </table:table-cell>
          <table:table-cell office:value-type="float" office:value="10800" calcext:value-type="float">
            <text:p>10800</text:p>
          </table:table-cell>
          <table:table-cell office:value-type="float" office:value="3164.29" calcext:value-type="float">
            <text:p>3164.29</text:p>
          </table:table-cell>
          <table:table-cell office:value-type="float" office:value="506.286" calcext:value-type="float">
            <text:p>506.286</text:p>
          </table:table-cell>
          <table:table-cell office:value-type="float" office:value="603" calcext:value-type="float">
            <text:p>603</text:p>
          </table:table-cell>
          <table:table-cell office:value-type="float" office:value="450.05" calcext:value-type="float">
            <text:p>450.05</text:p>
          </table:table-cell>
          <table:table-cell office:value-type="float" office:value="131.85" calcext:value-type="float">
            <text:p>131.85</text:p>
          </table:table-cell>
          <table:table-cell office:value-type="float" office:value="21.1" calcext:value-type="float">
            <text:p>2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091100557" calcext:value-type="float">
            <text:p>808091100557</text:p>
          </table:table-cell>
          <table:table-cell office:value-type="float" office:value="511880" calcext:value-type="float">
            <text:p>511880</text:p>
          </table:table-cell>
          <table:table-cell office:value-type="string" calcext:value-type="string">
            <text:p>ML0003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53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29" calcext:value-type="float">
            <text:p>20200129</text:p>
          </table:table-cell>
          <table:table-cell table:style-name="ce9"/>
          <table:table-cell office:value-type="float" office:value="15984.63" calcext:value-type="float">
            <text:p>15984.63</text:p>
          </table:table-cell>
          <table:table-cell office:value-type="float" office:value="11930" calcext:value-type="float">
            <text:p>11930</text:p>
          </table:table-cell>
          <table:table-cell office:value-type="float" office:value="3495.37" calcext:value-type="float">
            <text:p>3495.37</text:p>
          </table:table-cell>
          <table:table-cell office:value-type="float" office:value="559.259" calcext:value-type="float">
            <text:p>559.259</text:p>
          </table:table-cell>
          <table:table-cell office:value-type="float" office:value="667" calcext:value-type="float">
            <text:p>667</text:p>
          </table:table-cell>
          <table:table-cell office:value-type="float" office:value="498.06" calcext:value-type="float">
            <text:p>498.06</text:p>
          </table:table-cell>
          <table:table-cell office:value-type="float" office:value="145.64" calcext:value-type="float">
            <text:p>145.64</text:p>
          </table:table-cell>
          <table:table-cell office:value-type="float" office:value="23.3" calcext:value-type="float">
            <text:p>23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151201005" calcext:value-type="float">
            <text:p>808151201005</text:p>
          </table:table-cell>
          <table:table-cell office:value-type="float" office:value="511959" calcext:value-type="float">
            <text:p>511959</text:p>
          </table:table-cell>
          <table:table-cell office:value-type="string" calcext:value-type="string">
            <text:p>ML0002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44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30" calcext:value-type="float">
            <text:p>20200130</text:p>
          </table:table-cell>
          <table:table-cell table:style-name="ce9"/>
          <table:table-cell office:value-type="float" office:value="11780.38" calcext:value-type="float">
            <text:p>11780.38</text:p>
          </table:table-cell>
          <table:table-cell office:value-type="float" office:value="9400" calcext:value-type="float">
            <text:p>9400</text:p>
          </table:table-cell>
          <table:table-cell office:value-type="float" office:value="2052.05" calcext:value-type="float">
            <text:p>2052.05</text:p>
          </table:table-cell>
          <table:table-cell office:value-type="float" office:value="328.328" calcext:value-type="float">
            <text:p>328.328</text:p>
          </table:table-cell>
          <table:table-cell office:value-type="float" office:value="655" calcext:value-type="float">
            <text:p>655</text:p>
          </table:table-cell>
          <table:table-cell office:value-type="float" office:value="522.76" calcext:value-type="float">
            <text:p>522.76</text:p>
          </table:table-cell>
          <table:table-cell office:value-type="float" office:value="114" calcext:value-type="float">
            <text:p>114</text:p>
          </table:table-cell>
          <table:table-cell office:value-type="float" office:value="18.24" calcext:value-type="float">
            <text:p>18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020100823" calcext:value-type="float">
            <text:p>808020100823</text:p>
          </table:table-cell>
          <table:table-cell office:value-type="float" office:value="511960" calcext:value-type="float">
            <text:p>511960</text:p>
          </table:table-cell>
          <table:table-cell office:value-type="string" calcext:value-type="string">
            <text:p>ML0003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460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200130" calcext:value-type="float">
            <text:p>20200130</text:p>
          </table:table-cell>
          <table:table-cell table:style-name="ce9"/>
          <table:table-cell office:value-type="float" office:value="14738.55" calcext:value-type="float">
            <text:p>14738.55</text:p>
          </table:table-cell>
          <table:table-cell office:value-type="float" office:value="11000" calcext:value-type="float">
            <text:p>11000</text:p>
          </table:table-cell>
          <table:table-cell office:value-type="float" office:value="3222.89" calcext:value-type="float">
            <text:p>3222.89</text:p>
          </table:table-cell>
          <table:table-cell office:value-type="float" office:value="515.662" calcext:value-type="float">
            <text:p>515.662</text:p>
          </table:table-cell>
          <table:table-cell office:value-type="float" office:value="615" calcext:value-type="float">
            <text:p>615</text:p>
          </table:table-cell>
          <table:table-cell office:value-type="float" office:value="459.22" calcext:value-type="float">
            <text:p>459.22</text:p>
          </table:table-cell>
          <table:table-cell office:value-type="float" office:value="134.29" calcext:value-type="float">
            <text:p>134.29</text:p>
          </table:table-cell>
          <table:table-cell office:value-type="float" office:value="21.49" calcext:value-type="float">
            <text:p>21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950100190" calcext:value-type="float">
            <text:p>808950100190</text:p>
          </table:table-cell>
          <table:table-cell office:value-type="float" office:value="511962" calcext:value-type="float">
            <text:p>511962</text:p>
          </table:table-cell>
          <table:table-cell office:value-type="string" calcext:value-type="string">
            <text:p>ML0003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489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30" calcext:value-type="float">
            <text:p>20200130</text:p>
          </table:table-cell>
          <table:table-cell table:style-name="ce9"/>
          <table:table-cell office:value-type="float" office:value="16165.54" calcext:value-type="float">
            <text:p>16165.54</text:p>
          </table:table-cell>
          <table:table-cell office:value-type="float" office:value="12065" calcext:value-type="float">
            <text:p>12065</text:p>
          </table:table-cell>
          <table:table-cell office:value-type="float" office:value="3534.93" calcext:value-type="float">
            <text:p>3534.93</text:p>
          </table:table-cell>
          <table:table-cell office:value-type="float" office:value="565.589" calcext:value-type="float">
            <text:p>565.589</text:p>
          </table:table-cell>
          <table:table-cell office:value-type="float" office:value="674" calcext:value-type="float">
            <text:p>674</text:p>
          </table:table-cell>
          <table:table-cell office:value-type="float" office:value="503.14" calcext:value-type="float">
            <text:p>503.14</text:p>
          </table:table-cell>
          <table:table-cell office:value-type="float" office:value="147.29" calcext:value-type="float">
            <text:p>147.29</text:p>
          </table:table-cell>
          <table:table-cell office:value-type="float" office:value="23.57" calcext:value-type="float">
            <text:p>23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111100168" calcext:value-type="float">
            <text:p>808111100168</text:p>
          </table:table-cell>
          <table:table-cell office:value-type="float" office:value="511963" calcext:value-type="float">
            <text:p>511963</text:p>
          </table:table-cell>
          <table:table-cell office:value-type="string" calcext:value-type="string">
            <text:p>ML0003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498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30" calcext:value-type="float">
            <text:p>20200130</text:p>
          </table:table-cell>
          <table:table-cell table:style-name="ce9"/>
          <table:table-cell office:value-type="float" office:value="16165.54" calcext:value-type="float">
            <text:p>16165.54</text:p>
          </table:table-cell>
          <table:table-cell office:value-type="float" office:value="12065" calcext:value-type="float">
            <text:p>12065</text:p>
          </table:table-cell>
          <table:table-cell office:value-type="float" office:value="3534.93" calcext:value-type="float">
            <text:p>3534.93</text:p>
          </table:table-cell>
          <table:table-cell office:value-type="float" office:value="565.589" calcext:value-type="float">
            <text:p>565.589</text:p>
          </table:table-cell>
          <table:table-cell office:value-type="float" office:value="674" calcext:value-type="float">
            <text:p>674</text:p>
          </table:table-cell>
          <table:table-cell office:value-type="float" office:value="503.14" calcext:value-type="float">
            <text:p>503.14</text:p>
          </table:table-cell>
          <table:table-cell office:value-type="float" office:value="147.29" calcext:value-type="float">
            <text:p>147.29</text:p>
          </table:table-cell>
          <table:table-cell office:value-type="float" office:value="23.57" calcext:value-type="float">
            <text:p>23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140900807" calcext:value-type="float">
            <text:p>808140900807</text:p>
          </table:table-cell>
          <table:table-cell office:value-type="float" office:value="511964" calcext:value-type="float">
            <text:p>511964</text:p>
          </table:table-cell>
          <table:table-cell office:value-type="string" calcext:value-type="string">
            <text:p>ML0002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39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30" calcext:value-type="float">
            <text:p>20200130</text:p>
          </table:table-cell>
          <table:table-cell table:style-name="ce9"/>
          <table:table-cell office:value-type="float" office:value="13666.65" calcext:value-type="float">
            <text:p>13666.65</text:p>
          </table:table-cell>
          <table:table-cell office:value-type="float" office:value="10200" calcext:value-type="float">
            <text:p>10200</text:p>
          </table:table-cell>
          <table:table-cell office:value-type="float" office:value="2988.49" calcext:value-type="float">
            <text:p>2988.49</text:p>
          </table:table-cell>
          <table:table-cell office:value-type="float" office:value="478.158" calcext:value-type="float">
            <text:p>478.158</text:p>
          </table:table-cell>
          <table:table-cell office:value-type="float" office:value="570" calcext:value-type="float">
            <text:p>570</text:p>
          </table:table-cell>
          <table:table-cell office:value-type="float" office:value="425.56" calcext:value-type="float">
            <text:p>425.56</text:p>
          </table:table-cell>
          <table:table-cell office:value-type="float" office:value="124.52" calcext:value-type="float">
            <text:p>124.52</text:p>
          </table:table-cell>
          <table:table-cell office:value-type="float" office:value="19.92" calcext:value-type="float">
            <text:p>19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011201102" calcext:value-type="float">
            <text:p>808011201102</text:p>
          </table:table-cell>
          <table:table-cell office:value-type="float" office:value="511965" calcext:value-type="float">
            <text:p>511965</text:p>
          </table:table-cell>
          <table:table-cell office:value-type="string" calcext:value-type="string">
            <text:p>ML0003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1352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30" calcext:value-type="float">
            <text:p>20200130</text:p>
          </table:table-cell>
          <table:table-cell table:style-name="ce9"/>
          <table:table-cell office:value-type="float" office:value="14068.61" calcext:value-type="float">
            <text:p>14068.61</text:p>
          </table:table-cell>
          <table:table-cell office:value-type="float" office:value="10500" calcext:value-type="float">
            <text:p>10500</text:p>
          </table:table-cell>
          <table:table-cell office:value-type="float" office:value="3076.39" calcext:value-type="float">
            <text:p>3076.39</text:p>
          </table:table-cell>
          <table:table-cell office:value-type="float" office:value="492.222" calcext:value-type="float">
            <text:p>492.222</text:p>
          </table:table-cell>
          <table:table-cell office:value-type="float" office:value="587" calcext:value-type="float">
            <text:p>587</text:p>
          </table:table-cell>
          <table:table-cell office:value-type="float" office:value="438.31" calcext:value-type="float">
            <text:p>438.31</text:p>
          </table:table-cell>
          <table:table-cell office:value-type="float" office:value="128.18" calcext:value-type="float">
            <text:p>128.18</text:p>
          </table:table-cell>
          <table:table-cell office:value-type="float" office:value="20.51" calcext:value-type="float">
            <text:p>20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991000226" calcext:value-type="float">
            <text:p>804991000226</text:p>
          </table:table-cell>
          <table:table-cell office:value-type="float" office:value="511966" calcext:value-type="float">
            <text:p>511966</text:p>
          </table:table-cell>
          <table:table-cell office:value-type="string" calcext:value-type="string">
            <text:p>ML0000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13579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30" calcext:value-type="float">
            <text:p>20200130</text:p>
          </table:table-cell>
          <table:table-cell table:style-name="ce9"/>
          <table:table-cell office:value-type="float" office:value="15944.37" calcext:value-type="float">
            <text:p>15944.37</text:p>
          </table:table-cell>
          <table:table-cell office:value-type="float" office:value="11900" calcext:value-type="float">
            <text:p>11900</text:p>
          </table:table-cell>
          <table:table-cell office:value-type="float" office:value="3486.56" calcext:value-type="float">
            <text:p>3486.56</text:p>
          </table:table-cell>
          <table:table-cell office:value-type="float" office:value="557.85" calcext:value-type="float">
            <text:p>557.85</text:p>
          </table:table-cell>
          <table:table-cell office:value-type="float" office:value="665" calcext:value-type="float">
            <text:p>665</text:p>
          </table:table-cell>
          <table:table-cell office:value-type="float" office:value="496.49" calcext:value-type="float">
            <text:p>496.49</text:p>
          </table:table-cell>
          <table:table-cell office:value-type="float" office:value="145.27" calcext:value-type="float">
            <text:p>145.27</text:p>
          </table:table-cell>
          <table:table-cell office:value-type="float" office:value="23.24" calcext:value-type="float">
            <text:p>2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990400904" calcext:value-type="float">
            <text:p>807990400904</text:p>
          </table:table-cell>
          <table:table-cell office:value-type="float" office:value="511978" calcext:value-type="float">
            <text:p>511978</text:p>
          </table:table-cell>
          <table:table-cell office:value-type="string" calcext:value-type="string">
            <text:p>ML0003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13497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00130" calcext:value-type="float">
            <text:p>20200130</text:p>
          </table:table-cell>
          <table:table-cell table:style-name="ce9"/>
          <table:table-cell office:value-type="float" office:value="16165.54" calcext:value-type="float">
            <text:p>16165.54</text:p>
          </table:table-cell>
          <table:table-cell office:value-type="float" office:value="12065" calcext:value-type="float">
            <text:p>12065</text:p>
          </table:table-cell>
          <table:table-cell office:value-type="float" office:value="3534.93" calcext:value-type="float">
            <text:p>3534.93</text:p>
          </table:table-cell>
          <table:table-cell office:value-type="float" office:value="565.589" calcext:value-type="float">
            <text:p>565.589</text:p>
          </table:table-cell>
          <table:table-cell office:value-type="float" office:value="674" calcext:value-type="float">
            <text:p>674</text:p>
          </table:table-cell>
          <table:table-cell office:value-type="float" office:value="503.14" calcext:value-type="float">
            <text:p>503.14</text:p>
          </table:table-cell>
          <table:table-cell office:value-type="float" office:value="147.29" calcext:value-type="float">
            <text:p>147.29</text:p>
          </table:table-cell>
          <table:table-cell office:value-type="float" office:value="23.57" calcext:value-type="float">
            <text:p>23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010200731" calcext:value-type="float">
            <text:p>808010200731</text:p>
          </table:table-cell>
          <table:table-cell office:value-type="float" office:value="512012" calcext:value-type="float">
            <text:p>512012</text:p>
          </table:table-cell>
          <table:table-cell office:value-type="string" calcext:value-type="string">
            <text:p>ML0003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0010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200130" calcext:value-type="float">
            <text:p>20200130</text:p>
          </table:table-cell>
          <table:table-cell table:style-name="ce9"/>
          <table:table-cell office:value-type="float" office:value="13666.65" calcext:value-type="float">
            <text:p>13666.65</text:p>
          </table:table-cell>
          <table:table-cell office:value-type="float" office:value="10200" calcext:value-type="float">
            <text:p>10200</text:p>
          </table:table-cell>
          <table:table-cell office:value-type="float" office:value="2988.49" calcext:value-type="float">
            <text:p>2988.49</text:p>
          </table:table-cell>
          <table:table-cell office:value-type="float" office:value="478.158" calcext:value-type="float">
            <text:p>478.158</text:p>
          </table:table-cell>
          <table:table-cell office:value-type="float" office:value="570" calcext:value-type="float">
            <text:p>570</text:p>
          </table:table-cell>
          <table:table-cell office:value-type="float" office:value="425.56" calcext:value-type="float">
            <text:p>425.56</text:p>
          </table:table-cell>
          <table:table-cell office:value-type="float" office:value="124.52" calcext:value-type="float">
            <text:p>124.52</text:p>
          </table:table-cell>
          <table:table-cell office:value-type="float" office:value="19.92" calcext:value-type="float">
            <text:p>19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float" office:value="807990300349" calcext:value-type="float">
            <text:p>807990300349</text:p>
          </table:table-cell>
          <table:table-cell table:style-name="ce10" office:value-type="float" office:value="512228" calcext:value-type="float">
            <text:p>512228</text:p>
          </table:table-cell>
          <table:table-cell table:style-name="ce10" office:value-type="string" calcext:value-type="string">
            <text:p>ML00033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RU13494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0200204" calcext:value-type="float">
            <text:p>20200204</text:p>
          </table:table-cell>
          <table:table-cell table:style-name="ce10"/>
          <table:table-cell table:style-name="ce10" office:value-type="float" office:value="11780.38" calcext:value-type="float">
            <text:p>11780.38</text:p>
          </table:table-cell>
          <table:table-cell table:style-name="ce10" office:value-type="float" office:value="9400" calcext:value-type="float">
            <text:p>9400</text:p>
          </table:table-cell>
          <table:table-cell table:style-name="ce10" office:value-type="float" office:value="2052.05" calcext:value-type="float">
            <text:p>2052.05</text:p>
          </table:table-cell>
          <table:table-cell table:style-name="ce10" office:value-type="float" office:value="328.328" calcext:value-type="float">
            <text:p>328.328</text:p>
          </table:table-cell>
          <table:table-cell table:style-name="ce10" office:value-type="float" office:value="655" calcext:value-type="float">
            <text:p>655</text:p>
          </table:table-cell>
          <table:table-cell table:style-name="ce10" office:value-type="float" office:value="522.76" calcext:value-type="float">
            <text:p>522.76</text:p>
          </table:table-cell>
          <table:table-cell table:style-name="ce10" office:value-type="float" office:value="114" calcext:value-type="float">
            <text:p>114</text:p>
          </table:table-cell>
          <table:table-cell table:style-name="ce10" office:value-type="float" office:value="18.24" calcext:value-type="float">
            <text:p>18.24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11"/>
          <table:table-cell table:style-name="Default" table:formula="of:=SUM([.L5:.L115])" office:value-type="float" office:value="1177056.6" calcext:value-type="float">
            <text:p>1177056.6</text:p>
          </table:table-cell>
          <table:table-cell table:style-name="Default" table:number-columns-repeated="7"/>
        </table:table-row>
      </table:table>
      <table:named-expressions>
        <table:named-range table:name="HTML_1" table:base-cell-address="$Hoja1.$A$1" table:cell-range-address="$Hoja1.$A$1:.$S$115"/>
        <table:named-range table:name="HTML_2" table:base-cell-address="$Hoja1.$A$1" table:cell-range-address="$Hoja1.$A$4:.$S$115"/>
        <table:named-range table:name="HTML_all" table:base-cell-address="$Hoja1.$A$1" table:cell-range-address="$Hoja1.$A$1:.$S$115"/>
        <table:named-range table:name="HTML_tables" table:base-cell-address="$Hoja1.$A$1" table:cell-range-address="$Hoja1.$A$1: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title>Reporte Liberaciones</dc:title>
    <dc:date>2020-02-04T15:13:05.190257424</dc:date>
    <meta:editing-duration>PT35M52S</meta:editing-duration>
    <meta:editing-cycles>1</meta:editing-cycles>
    <meta:document-statistic meta:table-count="1" meta:cell-count="2118" meta:object-count="0"/>
    <meta:generator>LibreOffice/6.3.4.2$Linux_X86_64 LibreOffice_project/30$Build-2</meta:generator>
  </office:meta>
</office:document-meta>
</file>